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0.2618in"/>
    </style:style>
    <style:style style:name="co13" style:family="table-column">
      <style:table-column-properties fo:break-before="auto" style:column-width="0.2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61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color="#0000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4"/>
  </office:automatic-styles>
  <office:body>
    <office:spreadsheet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10" table:number-rows-spanned="1">
            <text:p>Start and Stop duration during restarting of agents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>
            <text:p>TODO: Add Jade results after correction of restarting</text:p>
          </table:table-cell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Number of agents (on shongo-test1)</text:p>
          </table:table-cell>
          <table:table-cell table:style-name="ce6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/>
          <table:table-cell table:style-name="ce6" table:number-columns-repeated="4"/>
          <table:table-cell/>
          <table:table-cell table:style-name="Default" table:number-columns-repeated="4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7" office:value-type="string" table:number-columns-spanned="4" table:number-rows-spanned="1">
            <text:p>Start duration (per agent, during restart)</text:p>
          </table:table-cell>
          <table:covered-table-cell table:number-columns-repeated="3" table:style-name="ce6"/>
          <table:table-cell/>
          <table:table-cell table:style-name="ce7" office:value-type="string" table:number-columns-spanned="4" table:number-rows-spanned="1">
            <text:p>Stop duration (per agent, during restart)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4" office:value-type="string">
            <text:p>Platform</text:p>
          </table:table-cell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/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2.B4:.B200])" office:value-type="float" office:value="0">
            <text:p>.00 ms</text:p>
          </table:table-cell>
          <table:table-cell table:formula="of:=AVERAGE([data_2.B4:.B200])" office:value-type="float" office:value="0">
            <text:p>.00 ms</text:p>
          </table:table-cell>
          <table:table-cell table:formula="of:=MIN([data_2.B4:.B200])" office:value-type="float" office:value="0">
            <text:p>.00 ms</text:p>
          </table:table-cell>
          <table:table-cell table:formula="of:=MAX([data_2.B4:.B200])" office:value-type="float" office:value="0">
            <text:p>.00 ms</text:p>
          </table:table-cell>
          <table:table-cell/>
          <table:table-cell table:formula="of:=MEDIAN([data_2.C4:.C200])" office:value-type="float" office:value="0">
            <text:p>.00 ms</text:p>
          </table:table-cell>
          <table:table-cell table:formula="of:=AVERAGE([data_2.C4:.C200])" office:value-type="float" office:value="0">
            <text:p>.00 ms</text:p>
          </table:table-cell>
          <table:table-cell table:formula="of:=MIN([data_2.C4:.C200])" office:value-type="float" office:value="0">
            <text:p>.00 ms</text:p>
          </table:table-cell>
          <table:table-cell table:formula="of:=MAX([data_2.C4:.C200])" office:value-type="float" office:value="0">
            <text:p>.00 ms</text:p>
          </table:table-cell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2.E4:.E200])" office:value-type="float" office:value="40.49">
            <text:p>40.49 ms</text:p>
          </table:table-cell>
          <table:table-cell table:formula="of:=AVERAGE([data_2.E4:.E200])" office:value-type="float" office:value="41.4565">
            <text:p>41.46 ms</text:p>
          </table:table-cell>
          <table:table-cell table:formula="of:=MIN([data_2.E4:.E200])" office:value-type="float" office:value="23.61">
            <text:p>23.61 ms</text:p>
          </table:table-cell>
          <table:table-cell table:formula="of:=MAX([data_2.E4:.E200])" office:value-type="float" office:value="67.94">
            <text:p>67.94 ms</text:p>
          </table:table-cell>
          <table:table-cell/>
          <table:table-cell table:formula="of:=MEDIAN([data_2.F4:.F200])" office:value-type="float" office:value="82.99">
            <text:p>82.99 ms</text:p>
          </table:table-cell>
          <table:table-cell table:formula="of:=AVERAGE([data_2.F4:.F200])" office:value-type="float" office:value="95.505">
            <text:p>95.51 ms</text:p>
          </table:table-cell>
          <table:table-cell table:formula="of:=MIN([data_2.F4:.F200])" office:value-type="float" office:value="32.78">
            <text:p>32.78 ms</text:p>
          </table:table-cell>
          <table:table-cell table:formula="of:=MAX([data_2.F4:.F200])" office:value-type="float" office:value="239.93">
            <text:p>239.93 ms</text:p>
          </table:table-cell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2.H4:.H200])" office:value-type="float" office:value="1250.165">
            <text:p>1,250.17 ms</text:p>
          </table:table-cell>
          <table:table-cell table:formula="of:=AVERAGE([data_2.H4:.H200])" office:value-type="float" office:value="1290.9965">
            <text:p>1,291.00 ms</text:p>
          </table:table-cell>
          <table:table-cell table:formula="of:=MIN([data_2.H4:.H200])" office:value-type="float" office:value="1044.6">
            <text:p>1,044.60 ms</text:p>
          </table:table-cell>
          <table:table-cell table:formula="of:=MAX([data_2.H4:.H200])" office:value-type="float" office:value="1972.71">
            <text:p>1,972.71 ms</text:p>
          </table:table-cell>
          <table:table-cell/>
          <table:table-cell table:formula="of:=MEDIAN([data_2.I4:.I200])" office:value-type="float" office:value="206.115">
            <text:p>206.12 ms</text:p>
          </table:table-cell>
          <table:table-cell table:formula="of:=AVERAGE([data_2.I4:.I200])" office:value-type="float" office:value="208.1985">
            <text:p>208.20 ms</text:p>
          </table:table-cell>
          <table:table-cell table:formula="of:=MIN([data_2.I4:.I200])" office:value-type="float" office:value="204.16">
            <text:p>204.16 ms</text:p>
          </table:table-cell>
          <table:table-cell table:formula="of:=MAX([data_2.I4:.I200])" office:value-type="float" office:value="226.89">
            <text:p>226.89 ms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7" office:value-type="string" table:number-columns-spanned="4" table:number-rows-spanned="1">
            <text:p>Start duration (per agent, during restart)</text:p>
          </table:table-cell>
          <table:covered-table-cell table:number-columns-repeated="3" table:style-name="ce6"/>
          <table:table-cell/>
          <table:table-cell table:style-name="ce7" office:value-type="string" table:number-columns-spanned="4" table:number-rows-spanned="1">
            <text:p>Stop duration (per agent, during restart)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4" office:value-type="string">
            <text:p>Platform</text:p>
          </table:table-cell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/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5.B4:.B200])" office:value-type="float" office:value="0">
            <text:p>.00 ms</text:p>
          </table:table-cell>
          <table:table-cell table:formula="of:=AVERAGE([data_5.B4:.B200])" office:value-type="float" office:value="0">
            <text:p>.00 ms</text:p>
          </table:table-cell>
          <table:table-cell table:formula="of:=MIN([data_5.B4:.B200])" office:value-type="float" office:value="0">
            <text:p>.00 ms</text:p>
          </table:table-cell>
          <table:table-cell table:formula="of:=MAX([data_5.B4:.B200])" office:value-type="float" office:value="0">
            <text:p>.00 ms</text:p>
          </table:table-cell>
          <table:table-cell/>
          <table:table-cell table:formula="of:=MEDIAN([data_5.C4:.C200])" office:value-type="float" office:value="0">
            <text:p>.00 ms</text:p>
          </table:table-cell>
          <table:table-cell table:formula="of:=AVERAGE([data_5.C4:.C200])" office:value-type="float" office:value="0">
            <text:p>.00 ms</text:p>
          </table:table-cell>
          <table:table-cell table:formula="of:=MIN([data_5.C4:.C200])" office:value-type="float" office:value="0">
            <text:p>.00 ms</text:p>
          </table:table-cell>
          <table:table-cell table:formula="of:=MAX([data_5.C4:.C200])" office:value-type="float" office:value="0">
            <text:p>.00 ms</text:p>
          </table:table-cell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5.E4:.E200])" office:value-type="float" office:value="75.845">
            <text:p>75.85 ms</text:p>
          </table:table-cell>
          <table:table-cell table:formula="of:=AVERAGE([data_5.E4:.E200])" office:value-type="float" office:value="82.085">
            <text:p>82.09 ms</text:p>
          </table:table-cell>
          <table:table-cell table:formula="of:=MIN([data_5.E4:.E200])" office:value-type="float" office:value="30.07">
            <text:p>30.07 ms</text:p>
          </table:table-cell>
          <table:table-cell table:formula="of:=MAX([data_5.E4:.E200])" office:value-type="float" office:value="170.32">
            <text:p>170.32 ms</text:p>
          </table:table-cell>
          <table:table-cell/>
          <table:table-cell table:formula="of:=MEDIAN([data_5.F4:.F200])" office:value-type="float" office:value="147.135">
            <text:p>147.14 ms</text:p>
          </table:table-cell>
          <table:table-cell table:formula="of:=AVERAGE([data_5.F4:.F200])" office:value-type="float" office:value="179.431">
            <text:p>179.43 ms</text:p>
          </table:table-cell>
          <table:table-cell table:formula="of:=MIN([data_5.F4:.F200])" office:value-type="float" office:value="70.79">
            <text:p>70.79 ms</text:p>
          </table:table-cell>
          <table:table-cell table:formula="of:=MAX([data_5.F4:.F200])" office:value-type="float" office:value="506">
            <text:p>506.00 ms</text:p>
          </table:table-cell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5.H4:.H200])" office:value-type="float" office:value="1857.27">
            <text:p>1,857.27 ms</text:p>
          </table:table-cell>
          <table:table-cell table:formula="of:=AVERAGE([data_5.H4:.H200])" office:value-type="float" office:value="1954.3972">
            <text:p>1,954.40 ms</text:p>
          </table:table-cell>
          <table:table-cell table:formula="of:=MIN([data_5.H4:.H200])" office:value-type="float" office:value="1373.25">
            <text:p>1,373.25 ms</text:p>
          </table:table-cell>
          <table:table-cell table:formula="of:=MAX([data_5.H4:.H200])" office:value-type="float" office:value="3165.35">
            <text:p>3,165.35 ms</text:p>
          </table:table-cell>
          <table:table-cell/>
          <table:table-cell table:formula="of:=MEDIAN([data_5.I4:.I200])" office:value-type="float" office:value="216.955">
            <text:p>216.96 ms</text:p>
          </table:table-cell>
          <table:table-cell table:formula="of:=AVERAGE([data_5.I4:.I200])" office:value-type="float" office:value="222.3948">
            <text:p>222.39 ms</text:p>
          </table:table-cell>
          <table:table-cell table:formula="of:=MIN([data_5.I4:.I200])" office:value-type="float" office:value="206.38">
            <text:p>206.38 ms</text:p>
          </table:table-cell>
          <table:table-cell table:formula="of:=MAX([data_5.I4:.I200])" office:value-type="float" office:value="286.89">
            <text:p>286.89 ms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4">
          <table:table-cell/>
          <table:table-cell table:style-name="ce5" office:value-type="float" office:value="10">
            <text:p>10</text:p>
          </table:table-cell>
          <table:table-cell table:style-name="ce7" office:value-type="string" table:number-columns-spanned="4" table:number-rows-spanned="1">
            <text:p>Start duration (per agent, during restart)</text:p>
          </table:table-cell>
          <table:covered-table-cell table:number-columns-repeated="3" table:style-name="ce6"/>
          <table:table-cell/>
          <table:table-cell table:style-name="ce7" office:value-type="string" table:number-columns-spanned="4" table:number-rows-spanned="1">
            <text:p>Stop duration (per agent, during restart)</text:p>
          </table:table-cell>
          <table:covered-table-cell table:number-columns-repeated="3" table:style-name="ce6"/>
        </table:table-row>
        <table:table-row table:style-name="ro1">
          <table:table-cell/>
          <table:table-cell table:style-name="ce4" office:value-type="string">
            <text:p>Platform</text:p>
          </table:table-cell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/>
          <table:table-cell table:style-name="ce6" office:value-type="string">
            <text:p>Median</text:p>
          </table:table-cell>
          <table:table-cell table:style-name="ce6" office:value-type="string">
            <text:p>Average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10.B4:.B200])" office:value-type="float" office:value="0">
            <text:p>.00 ms</text:p>
          </table:table-cell>
          <table:table-cell table:formula="of:=AVERAGE([data_10.B4:.B200])" office:value-type="float" office:value="0">
            <text:p>.00 ms</text:p>
          </table:table-cell>
          <table:table-cell table:formula="of:=MIN([data_10.B4:.B200])" office:value-type="float" office:value="0">
            <text:p>.00 ms</text:p>
          </table:table-cell>
          <table:table-cell table:formula="of:=MAX([data_10.B4:.B200])" office:value-type="float" office:value="0">
            <text:p>.00 ms</text:p>
          </table:table-cell>
          <table:table-cell/>
          <table:table-cell table:formula="of:=MEDIAN([data_10.C4:.C200])" office:value-type="float" office:value="0">
            <text:p>.00 ms</text:p>
          </table:table-cell>
          <table:table-cell table:formula="of:=AVERAGE([data_10.C4:.C200])" office:value-type="float" office:value="0">
            <text:p>.00 ms</text:p>
          </table:table-cell>
          <table:table-cell table:formula="of:=MIN([data_10.C4:.C200])" office:value-type="float" office:value="0">
            <text:p>.00 ms</text:p>
          </table:table-cell>
          <table:table-cell table:formula="of:=MAX([data_10.C4:.C200])" office:value-type="float" office:value="0">
            <text:p>.00 ms</text:p>
          </table:table-cell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10.E4:.E200])" office:value-type="float" office:value="147.99">
            <text:p>147.99 ms</text:p>
          </table:table-cell>
          <table:table-cell table:formula="of:=AVERAGE([data_10.E4:.E200])" office:value-type="float" office:value="401.605545454546">
            <text:p>401.61 ms</text:p>
          </table:table-cell>
          <table:table-cell table:formula="of:=MIN([data_10.E4:.E200])" office:value-type="float" office:value="25.36">
            <text:p>25.36 ms</text:p>
          </table:table-cell>
          <table:table-cell table:formula="of:=MAX([data_10.E4:.E200])" office:value-type="float" office:value="3092.23">
            <text:p>3,092.23 ms</text:p>
          </table:table-cell>
          <table:table-cell/>
          <table:table-cell table:formula="of:=MEDIAN([data_10.F4:.F200])" office:value-type="float" office:value="261.665">
            <text:p>261.67 ms</text:p>
          </table:table-cell>
          <table:table-cell table:formula="of:=AVERAGE([data_10.F4:.F200])" office:value-type="float" office:value="366.018">
            <text:p>366.02 ms</text:p>
          </table:table-cell>
          <table:table-cell table:formula="of:=MIN([data_10.F4:.F200])" office:value-type="float" office:value="97.25">
            <text:p>97.25 ms</text:p>
          </table:table-cell>
          <table:table-cell table:formula="of:=MAX([data_10.F4:.F200])" office:value-type="float" office:value="959.6">
            <text:p>959.60 ms</text:p>
          </table:table-cell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10.H4:.H200])" office:value-type="float" office:value="2995.725">
            <text:p>2,995.73 ms</text:p>
          </table:table-cell>
          <table:table-cell table:formula="of:=AVERAGE([data_10.H4:.H200])" office:value-type="float" office:value="4117.86918181818">
            <text:p>4,117.87 ms</text:p>
          </table:table-cell>
          <table:table-cell table:formula="of:=MIN([data_10.H4:.H200])" office:value-type="float" office:value="1014.16">
            <text:p>1,014.16 ms</text:p>
          </table:table-cell>
          <table:table-cell table:formula="of:=MAX([data_10.H4:.H200])" office:value-type="float" office:value="13412.39">
            <text:p>13,412.39 ms</text:p>
          </table:table-cell>
          <table:table-cell/>
          <table:table-cell table:formula="of:=MEDIAN([data_10.I4:.I200])" office:value-type="float" office:value="231.5">
            <text:p>231.50 ms</text:p>
          </table:table-cell>
          <table:table-cell table:formula="of:=AVERAGE([data_10.I4:.I200])" office:value-type="float" office:value="229.372909090909">
            <text:p>229.37 ms</text:p>
          </table:table-cell>
          <table:table-cell table:formula="of:=MIN([data_10.I4:.I200])" office:value-type="float" office:value="20.13">
            <text:p>20.13 ms</text:p>
          </table:table-cell>
          <table:table-cell table:formula="of:=MAX([data_10.I4:.I200])" office:value-type="float" office:value="338.33">
            <text:p>338.33 ms</text:p>
          </table:table-cell>
        </table:table-row>
      </table:table>
      <table:table table:name="data_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5">
          <table:table-cell/>
          <table:table-cell table:style-name="ce7" office:value-type="string" table:number-columns-spanned="2" table:number-rows-spanned="1">
            <text:p>Jade</text:p>
          </table:table-cell>
          <table:covered-table-cell/>
          <table:table-cell/>
          <table:table-cell table:style-name="ce7" office:value-type="string" table:number-columns-spanned="2" table:number-rows-spanned="1">
            <text:p>Fuse</text:p>
          </table:table-cell>
          <table:covered-table-cell/>
          <table:table-cell/>
          <table:table-cell table:style-name="ce7" office:value-type="string" table:number-columns-spanned="2" table:number-rows-spanned="1">
            <text:p>Mule</text:p>
          </table:table-cell>
          <table:covered-table-cell/>
        </table:table-row>
        <table:table-row table:style-name="ro1"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93.45">
            <text:p>193.45</text:p>
          </table:table-cell>
          <table:table-cell table:number-columns-repeated="2"/>
          <table:table-cell office:value-type="float" office:value="215.21">
            <text:p>215.21</text:p>
          </table:table-cell>
        </table:table-row>
        <table:table-row table:style-name="ro1">
          <table:table-cell table:number-columns-repeated="5"/>
          <table:table-cell office:value-type="float" office:value="239.93">
            <text:p>239.93</text:p>
          </table:table-cell>
          <table:table-cell table:number-columns-repeated="2"/>
          <table:table-cell office:value-type="float" office:value="226.89">
            <text:p>226.89</text:p>
          </table:table-cell>
        </table:table-row>
        <table:table-row table:style-name="ro1">
          <table:table-cell table:number-columns-repeated="4"/>
          <table:table-cell office:value-type="float" office:value="61.91">
            <text:p>61.91</text:p>
          </table:table-cell>
          <table:table-cell office:value-type="float" office:value="130.97">
            <text:p>130.97</text:p>
          </table:table-cell>
          <table:table-cell/>
          <table:table-cell office:value-type="float" office:value="1860.19">
            <text:p>1860.19</text:p>
          </table:table-cell>
          <table:table-cell office:value-type="float" office:value="205.19">
            <text:p>205.19</text:p>
          </table:table-cell>
        </table:table-row>
        <table:table-row table:style-name="ro1">
          <table:table-cell table:number-columns-repeated="4"/>
          <table:table-cell office:value-type="float" office:value="48.88">
            <text:p>48.88</text:p>
          </table:table-cell>
          <table:table-cell office:value-type="float" office:value="164.4">
            <text:p>164.4</text:p>
          </table:table-cell>
          <table:table-cell/>
          <table:table-cell office:value-type="float" office:value="1972.71">
            <text:p>1972.71</text:p>
          </table:table-cell>
          <table:table-cell office:value-type="float" office:value="208.36">
            <text:p>208.36</text:p>
          </table:table-cell>
        </table:table-row>
        <table:table-row table:style-name="ro1">
          <table:table-cell table:number-columns-repeated="4"/>
          <table:table-cell office:value-type="float" office:value="34.06">
            <text:p>34.06</text:p>
          </table:table-cell>
          <table:table-cell office:value-type="float" office:value="103.62">
            <text:p>103.62</text:p>
          </table:table-cell>
          <table:table-cell/>
          <table:table-cell office:value-type="float" office:value="1267.19">
            <text:p>1267.19</text:p>
          </table:table-cell>
          <table:table-cell office:value-type="float" office:value="209.65">
            <text:p>209.65</text:p>
          </table:table-cell>
        </table:table-row>
        <table:table-row table:style-name="ro1">
          <table:table-cell table:number-columns-repeated="4"/>
          <table:table-cell office:value-type="float" office:value="27.91">
            <text:p>27.91</text:p>
          </table:table-cell>
          <table:table-cell office:value-type="float" office:value="122.02">
            <text:p>122.02</text:p>
          </table:table-cell>
          <table:table-cell/>
          <table:table-cell office:value-type="float" office:value="1296.82">
            <text:p>1296.82</text:p>
          </table:table-cell>
          <table:table-cell office:value-type="float" office:value="215.45">
            <text:p>215.45</text:p>
          </table:table-cell>
        </table:table-row>
        <table:table-row table:style-name="ro1">
          <table:table-cell table:number-columns-repeated="4"/>
          <table:table-cell office:value-type="float" office:value="41.53">
            <text:p>41.53</text:p>
          </table:table-cell>
          <table:table-cell office:value-type="float" office:value="89.96">
            <text:p>89.96</text:p>
          </table:table-cell>
          <table:table-cell/>
          <table:table-cell office:value-type="float" office:value="1375.33">
            <text:p>1375.33</text:p>
          </table:table-cell>
          <table:table-cell office:value-type="float" office:value="204.72">
            <text:p>204.72</text:p>
          </table:table-cell>
        </table:table-row>
        <table:table-row table:style-name="ro1">
          <table:table-cell table:number-columns-repeated="4"/>
          <table:table-cell office:value-type="float" office:value="44.51">
            <text:p>44.51</text:p>
          </table:table-cell>
          <table:table-cell office:value-type="float" office:value="137.56">
            <text:p>137.56</text:p>
          </table:table-cell>
          <table:table-cell/>
          <table:table-cell office:value-type="float" office:value="1407.16">
            <text:p>1407.16</text:p>
          </table:table-cell>
          <table:table-cell office:value-type="float" office:value="208.45">
            <text:p>208.45</text:p>
          </table:table-cell>
        </table:table-row>
        <table:table-row table:style-name="ro1">
          <table:table-cell table:number-columns-repeated="4"/>
          <table:table-cell office:value-type="float" office:value="28.47">
            <text:p>28.47</text:p>
          </table:table-cell>
          <table:table-cell office:value-type="float" office:value="42.93">
            <text:p>42.93</text:p>
          </table:table-cell>
          <table:table-cell/>
          <table:table-cell office:value-type="float" office:value="1107.23">
            <text:p>1107.23</text:p>
          </table:table-cell>
          <table:table-cell office:value-type="float" office:value="204.93">
            <text:p>204.93</text:p>
          </table:table-cell>
        </table:table-row>
        <table:table-row table:style-name="ro1">
          <table:table-cell table:number-columns-repeated="4"/>
          <table:table-cell office:value-type="float" office:value="30.97">
            <text:p>30.97</text:p>
          </table:table-cell>
          <table:table-cell office:value-type="float" office:value="52.32">
            <text:p>52.32</text:p>
          </table:table-cell>
          <table:table-cell/>
          <table:table-cell office:value-type="float" office:value="1113.64">
            <text:p>1113.64</text:p>
          </table:table-cell>
          <table:table-cell office:value-type="float" office:value="206.44">
            <text:p>206.44</text:p>
          </table:table-cell>
        </table:table-row>
        <table:table-row table:style-name="ro1">
          <table:table-cell table:number-columns-repeated="4"/>
          <table:table-cell office:value-type="float" office:value="67.94">
            <text:p>67.94</text:p>
          </table:table-cell>
          <table:table-cell office:value-type="float" office:value="63.89">
            <text:p>63.89</text:p>
          </table:table-cell>
          <table:table-cell/>
          <table:table-cell office:value-type="float" office:value="1281.51">
            <text:p>1281.51</text:p>
          </table:table-cell>
          <table:table-cell office:value-type="float" office:value="205.27">
            <text:p>205.27</text:p>
          </table:table-cell>
        </table:table-row>
        <table:table-row table:style-name="ro1">
          <table:table-cell table:number-columns-repeated="4"/>
          <table:table-cell office:value-type="float" office:value="60.9">
            <text:p>60.9</text:p>
          </table:table-cell>
          <table:table-cell office:value-type="float" office:value="63.81">
            <text:p>63.81</text:p>
          </table:table-cell>
          <table:table-cell/>
          <table:table-cell office:value-type="float" office:value="1289.55">
            <text:p>1289.55</text:p>
          </table:table-cell>
          <table:table-cell office:value-type="float" office:value="205.01">
            <text:p>205.01</text:p>
          </table:table-cell>
        </table:table-row>
        <table:table-row table:style-name="ro1">
          <table:table-cell table:number-columns-repeated="4"/>
          <table:table-cell office:value-type="float" office:value="40.77">
            <text:p>40.77</text:p>
          </table:table-cell>
          <table:table-cell office:value-type="float" office:value="80.28">
            <text:p>80.28</text:p>
          </table:table-cell>
          <table:table-cell/>
          <table:table-cell office:value-type="float" office:value="1136.49">
            <text:p>1136.49</text:p>
          </table:table-cell>
          <table:table-cell office:value-type="float" office:value="204.28">
            <text:p>204.28</text:p>
          </table:table-cell>
        </table:table-row>
        <table:table-row table:style-name="ro1">
          <table:table-cell table:number-columns-repeated="4"/>
          <table:table-cell office:value-type="float" office:value="55.18">
            <text:p>55.18</text:p>
          </table:table-cell>
          <table:table-cell office:value-type="float" office:value="85.7">
            <text:p>85.7</text:p>
          </table:table-cell>
          <table:table-cell/>
          <table:table-cell office:value-type="float" office:value="1178.22">
            <text:p>1178.22</text:p>
          </table:table-cell>
          <table:table-cell office:value-type="float" office:value="206.11">
            <text:p>206.11</text:p>
          </table:table-cell>
        </table:table-row>
        <table:table-row table:style-name="ro1">
          <table:table-cell table:number-columns-repeated="4"/>
          <table:table-cell office:value-type="float" office:value="23.61">
            <text:p>23.61</text:p>
          </table:table-cell>
          <table:table-cell office:value-type="float" office:value="61.95">
            <text:p>61.95</text:p>
          </table:table-cell>
          <table:table-cell/>
          <table:table-cell office:value-type="float" office:value="1272.61">
            <text:p>1272.61</text:p>
          </table:table-cell>
          <table:table-cell office:value-type="float" office:value="205.31">
            <text:p>205.31</text:p>
          </table:table-cell>
        </table:table-row>
        <table:table-row table:style-name="ro1">
          <table:table-cell table:number-columns-repeated="4"/>
          <table:table-cell office:value-type="float" office:value="29.66">
            <text:p>29.66</text:p>
          </table:table-cell>
          <table:table-cell office:value-type="float" office:value="87.9">
            <text:p>87.9</text:p>
          </table:table-cell>
          <table:table-cell/>
          <table:table-cell office:value-type="float" office:value="1351.68">
            <text:p>1351.68</text:p>
          </table:table-cell>
          <table:table-cell office:value-type="float" office:value="209.63">
            <text:p>209.63</text:p>
          </table:table-cell>
        </table:table-row>
        <table:table-row table:style-name="ro1">
          <table:table-cell table:number-columns-repeated="4"/>
          <table:table-cell office:value-type="float" office:value="31.78">
            <text:p>31.78</text:p>
          </table:table-cell>
          <table:table-cell office:value-type="float" office:value="53.28">
            <text:p>53.28</text:p>
          </table:table-cell>
          <table:table-cell/>
          <table:table-cell office:value-type="float" office:value="1184.62">
            <text:p>1184.62</text:p>
          </table:table-cell>
          <table:table-cell office:value-type="float" office:value="204.16">
            <text:p>204.16</text:p>
          </table:table-cell>
        </table:table-row>
        <table:table-row table:style-name="ro1">
          <table:table-cell table:number-columns-repeated="4"/>
          <table:table-cell office:value-type="float" office:value="33.89">
            <text:p>33.89</text:p>
          </table:table-cell>
          <table:table-cell office:value-type="float" office:value="62.08">
            <text:p>62.08</text:p>
          </table:table-cell>
          <table:table-cell/>
          <table:table-cell office:value-type="float" office:value="1233.14">
            <text:p>1233.14</text:p>
          </table:table-cell>
          <table:table-cell office:value-type="float" office:value="208.11">
            <text:p>208.11</text:p>
          </table:table-cell>
        </table:table-row>
        <table:table-row table:style-name="ro1">
          <table:table-cell table:number-columns-repeated="4"/>
          <table:table-cell office:value-type="float" office:value="32.63">
            <text:p>32.63</text:p>
          </table:table-cell>
          <table:table-cell office:value-type="float" office:value="32.78">
            <text:p>32.78</text:p>
          </table:table-cell>
          <table:table-cell/>
          <table:table-cell office:value-type="float" office:value="1117.21">
            <text:p>1117.21</text:p>
          </table:table-cell>
          <table:table-cell office:value-type="float" office:value="204.68">
            <text:p>204.68</text:p>
          </table:table-cell>
        </table:table-row>
        <table:table-row table:style-name="ro1">
          <table:table-cell table:number-columns-repeated="4"/>
          <table:table-cell office:value-type="float" office:value="40.21">
            <text:p>40.21</text:p>
          </table:table-cell>
          <table:table-cell office:value-type="float" office:value="41.27">
            <text:p>41.27</text:p>
          </table:table-cell>
          <table:table-cell/>
          <table:table-cell office:value-type="float" office:value="1187.39">
            <text:p>1187.39</text:p>
          </table:table-cell>
          <table:table-cell office:value-type="float" office:value="206.12">
            <text:p>206.12</text:p>
          </table:table-cell>
        </table:table-row>
        <table:table-row table:style-name="ro1">
          <table:table-cell table:number-columns-repeated="4"/>
          <table:table-cell office:value-type="float" office:value="46.14">
            <text:p>46.14</text:p>
          </table:table-cell>
          <table:table-cell table:number-columns-repeated="2"/>
          <table:table-cell office:value-type="float" office:value="1044.6">
            <text:p>1044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.18">
            <text:p>48.18</text:p>
          </table:table-cell>
          <table:table-cell table:number-columns-repeated="2"/>
          <table:table-cell office:value-type="float" office:value="1142.64">
            <text:p>1142.64</text:p>
          </table:table-cell>
          <table:table-cell/>
        </table:table-row>
      </table:table>
      <table:table table:name="data_5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5">
          <table:table-cell/>
          <table:table-cell table:style-name="ce7" office:value-type="string" table:number-columns-spanned="2" table:number-rows-spanned="1">
            <text:p>Jade</text:p>
          </table:table-cell>
          <table:covered-table-cell/>
          <table:table-cell/>
          <table:table-cell table:style-name="ce7" office:value-type="string" table:number-columns-spanned="2" table:number-rows-spanned="1">
            <text:p>Fuse</text:p>
          </table:table-cell>
          <table:covered-table-cell/>
          <table:table-cell/>
          <table:table-cell table:style-name="ce7" office:value-type="string" table:number-columns-spanned="2" table:number-rows-spanned="1">
            <text:p>Mule</text:p>
          </table:table-cell>
          <table:covered-table-cell/>
        </table:table-row>
        <table:table-row table:style-name="ro1"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51.59">
            <text:p>351.59</text:p>
          </table:table-cell>
          <table:table-cell table:number-columns-repeated="2"/>
          <table:table-cell office:value-type="float" office:value="253.98">
            <text:p>253.98</text:p>
          </table:table-cell>
        </table:table-row>
        <table:table-row table:style-name="ro1">
          <table:table-cell table:number-columns-repeated="5"/>
          <table:table-cell office:value-type="float" office:value="427.04">
            <text:p>427.04</text:p>
          </table:table-cell>
          <table:table-cell table:number-columns-repeated="2"/>
          <table:table-cell office:value-type="float" office:value="258.3">
            <text:p>258.3</text:p>
          </table:table-cell>
        </table:table-row>
        <table:table-row table:style-name="ro1">
          <table:table-cell table:number-columns-repeated="5"/>
          <table:table-cell office:value-type="float" office:value="479.79">
            <text:p>479.79</text:p>
          </table:table-cell>
          <table:table-cell table:number-columns-repeated="2"/>
          <table:table-cell office:value-type="float" office:value="267.1">
            <text:p>267.1</text:p>
          </table:table-cell>
        </table:table-row>
        <table:table-row table:style-name="ro1">
          <table:table-cell table:number-columns-repeated="5"/>
          <table:table-cell office:value-type="float" office:value="502.5">
            <text:p>502.5</text:p>
          </table:table-cell>
          <table:table-cell table:number-columns-repeated="2"/>
          <table:table-cell office:value-type="float" office:value="266.03">
            <text:p>266.03</text:p>
          </table:table-cell>
        </table:table-row>
        <table:table-row table:style-name="ro1">
          <table:table-cell table:number-columns-repeated="5"/>
          <table:table-cell office:value-type="float" office:value="506">
            <text:p>506</text:p>
          </table:table-cell>
          <table:table-cell table:number-columns-repeated="2"/>
          <table:table-cell office:value-type="float" office:value="286.89">
            <text:p>286.89</text:p>
          </table:table-cell>
        </table:table-row>
        <table:table-row table:style-name="ro1">
          <table:table-cell table:number-columns-repeated="4"/>
          <table:table-cell office:value-type="float" office:value="54.04">
            <text:p>54.04</text:p>
          </table:table-cell>
          <table:table-cell office:value-type="float" office:value="160.52">
            <text:p>160.52</text:p>
          </table:table-cell>
          <table:table-cell/>
          <table:table-cell office:value-type="float" office:value="2884.86">
            <text:p>2884.86</text:p>
          </table:table-cell>
          <table:table-cell office:value-type="float" office:value="208.97">
            <text:p>208.97</text:p>
          </table:table-cell>
        </table:table-row>
        <table:table-row table:style-name="ro1">
          <table:table-cell table:number-columns-repeated="4"/>
          <table:table-cell office:value-type="float" office:value="79.02">
            <text:p>79.02</text:p>
          </table:table-cell>
          <table:table-cell office:value-type="float" office:value="182.71">
            <text:p>182.71</text:p>
          </table:table-cell>
          <table:table-cell/>
          <table:table-cell office:value-type="float" office:value="3046.8">
            <text:p>3046.8</text:p>
          </table:table-cell>
          <table:table-cell office:value-type="float" office:value="217.95">
            <text:p>217.95</text:p>
          </table:table-cell>
        </table:table-row>
        <table:table-row table:style-name="ro1">
          <table:table-cell table:number-columns-repeated="4"/>
          <table:table-cell office:value-type="float" office:value="97.03">
            <text:p>97.03</text:p>
          </table:table-cell>
          <table:table-cell office:value-type="float" office:value="220.57">
            <text:p>220.57</text:p>
          </table:table-cell>
          <table:table-cell/>
          <table:table-cell office:value-type="float" office:value="3146.39">
            <text:p>3146.39</text:p>
          </table:table-cell>
          <table:table-cell office:value-type="float" office:value="218.54">
            <text:p>218.54</text:p>
          </table:table-cell>
        </table:table-row>
        <table:table-row table:style-name="ro1">
          <table:table-cell table:number-columns-repeated="4"/>
          <table:table-cell office:value-type="float" office:value="76.88">
            <text:p>76.88</text:p>
          </table:table-cell>
          <table:table-cell office:value-type="float" office:value="255.49">
            <text:p>255.49</text:p>
          </table:table-cell>
          <table:table-cell/>
          <table:table-cell office:value-type="float" office:value="3131.38">
            <text:p>3131.38</text:p>
          </table:table-cell>
          <table:table-cell office:value-type="float" office:value="220.47">
            <text:p>220.47</text:p>
          </table:table-cell>
        </table:table-row>
        <table:table-row table:style-name="ro1">
          <table:table-cell table:number-columns-repeated="4"/>
          <table:table-cell office:value-type="float" office:value="81.45">
            <text:p>81.45</text:p>
          </table:table-cell>
          <table:table-cell office:value-type="float" office:value="264.84">
            <text:p>264.84</text:p>
          </table:table-cell>
          <table:table-cell/>
          <table:table-cell office:value-type="float" office:value="3165.35">
            <text:p>3165.35</text:p>
          </table:table-cell>
          <table:table-cell office:value-type="float" office:value="222.66">
            <text:p>222.66</text:p>
          </table:table-cell>
        </table:table-row>
        <table:table-row table:style-name="ro1">
          <table:table-cell table:number-columns-repeated="4"/>
          <table:table-cell office:value-type="float" office:value="52.6">
            <text:p>52.6</text:p>
          </table:table-cell>
          <table:table-cell office:value-type="float" office:value="135.5">
            <text:p>135.5</text:p>
          </table:table-cell>
          <table:table-cell/>
          <table:table-cell office:value-type="float" office:value="1762.62">
            <text:p>1762.62</text:p>
          </table:table-cell>
          <table:table-cell office:value-type="float" office:value="216.6">
            <text:p>216.6</text:p>
          </table:table-cell>
        </table:table-row>
        <table:table-row table:style-name="ro1">
          <table:table-cell table:number-columns-repeated="4"/>
          <table:table-cell office:value-type="float" office:value="47.19">
            <text:p>47.19</text:p>
          </table:table-cell>
          <table:table-cell office:value-type="float" office:value="163.74">
            <text:p>163.74</text:p>
          </table:table-cell>
          <table:table-cell/>
          <table:table-cell office:value-type="float" office:value="2026.75">
            <text:p>2026.75</text:p>
          </table:table-cell>
          <table:table-cell office:value-type="float" office:value="223.96">
            <text:p>223.96</text:p>
          </table:table-cell>
        </table:table-row>
        <table:table-row table:style-name="ro1">
          <table:table-cell table:number-columns-repeated="4"/>
          <table:table-cell office:value-type="float" office:value="60.78">
            <text:p>60.78</text:p>
          </table:table-cell>
          <table:table-cell office:value-type="float" office:value="165.95">
            <text:p>165.95</text:p>
          </table:table-cell>
          <table:table-cell/>
          <table:table-cell office:value-type="float" office:value="2075.37">
            <text:p>2075.37</text:p>
          </table:table-cell>
          <table:table-cell office:value-type="float" office:value="233.54">
            <text:p>233.54</text:p>
          </table:table-cell>
        </table:table-row>
        <table:table-row table:style-name="ro1">
          <table:table-cell table:number-columns-repeated="4"/>
          <table:table-cell office:value-type="float" office:value="41.47">
            <text:p>41.47</text:p>
          </table:table-cell>
          <table:table-cell office:value-type="float" office:value="174.95">
            <text:p>174.95</text:p>
          </table:table-cell>
          <table:table-cell/>
          <table:table-cell office:value-type="float" office:value="2070.44">
            <text:p>2070.44</text:p>
          </table:table-cell>
          <table:table-cell office:value-type="float" office:value="245.42">
            <text:p>245.42</text:p>
          </table:table-cell>
        </table:table-row>
        <table:table-row table:style-name="ro1">
          <table:table-cell table:number-columns-repeated="4"/>
          <table:table-cell office:value-type="float" office:value="44.41">
            <text:p>44.41</text:p>
          </table:table-cell>
          <table:table-cell office:value-type="float" office:value="185.41">
            <text:p>185.41</text:p>
          </table:table-cell>
          <table:table-cell/>
          <table:table-cell office:value-type="float" office:value="2080.9">
            <text:p>2080.9</text:p>
          </table:table-cell>
          <table:table-cell office:value-type="float" office:value="252.81">
            <text:p>252.81</text:p>
          </table:table-cell>
        </table:table-row>
        <table:table-row table:style-name="ro1">
          <table:table-cell table:number-columns-repeated="4"/>
          <table:table-cell office:value-type="float" office:value="82.74">
            <text:p>82.74</text:p>
          </table:table-cell>
          <table:table-cell office:value-type="float" office:value="103.41">
            <text:p>103.41</text:p>
          </table:table-cell>
          <table:table-cell/>
          <table:table-cell office:value-type="float" office:value="1759.7">
            <text:p>1759.7</text:p>
          </table:table-cell>
          <table:table-cell office:value-type="float" office:value="208.87">
            <text:p>208.87</text:p>
          </table:table-cell>
        </table:table-row>
        <table:table-row table:style-name="ro1">
          <table:table-cell table:number-columns-repeated="4"/>
          <table:table-cell office:value-type="float" office:value="74.81">
            <text:p>74.81</text:p>
          </table:table-cell>
          <table:table-cell office:value-type="float" office:value="168.95">
            <text:p>168.95</text:p>
          </table:table-cell>
          <table:table-cell/>
          <table:table-cell office:value-type="float" office:value="2057.62">
            <text:p>2057.62</text:p>
          </table:table-cell>
          <table:table-cell office:value-type="float" office:value="211.27">
            <text:p>211.27</text:p>
          </table:table-cell>
        </table:table-row>
        <table:table-row table:style-name="ro1">
          <table:table-cell table:number-columns-repeated="4"/>
          <table:table-cell office:value-type="float" office:value="54.37">
            <text:p>54.37</text:p>
          </table:table-cell>
          <table:table-cell office:value-type="float" office:value="167.5">
            <text:p>167.5</text:p>
          </table:table-cell>
          <table:table-cell/>
          <table:table-cell office:value-type="float" office:value="2061.97">
            <text:p>2061.97</text:p>
          </table:table-cell>
          <table:table-cell office:value-type="float" office:value="212.4">
            <text:p>212.4</text:p>
          </table:table-cell>
        </table:table-row>
        <table:table-row table:style-name="ro1">
          <table:table-cell table:number-columns-repeated="4"/>
          <table:table-cell office:value-type="float" office:value="74.4">
            <text:p>74.4</text:p>
          </table:table-cell>
          <table:table-cell office:value-type="float" office:value="221.88">
            <text:p>221.88</text:p>
          </table:table-cell>
          <table:table-cell/>
          <table:table-cell office:value-type="float" office:value="2134.03">
            <text:p>2134.03</text:p>
          </table:table-cell>
          <table:table-cell office:value-type="float" office:value="218.07">
            <text:p>218.07</text:p>
          </table:table-cell>
        </table:table-row>
        <table:table-row table:style-name="ro1">
          <table:table-cell table:number-columns-repeated="4"/>
          <table:table-cell office:value-type="float" office:value="66.49">
            <text:p>66.49</text:p>
          </table:table-cell>
          <table:table-cell office:value-type="float" office:value="224.17">
            <text:p>224.17</text:p>
          </table:table-cell>
          <table:table-cell/>
          <table:table-cell office:value-type="float" office:value="2138.38">
            <text:p>2138.38</text:p>
          </table:table-cell>
          <table:table-cell office:value-type="float" office:value="220.21">
            <text:p>220.21</text:p>
          </table:table-cell>
        </table:table-row>
        <table:table-row table:style-name="ro1">
          <table:table-cell table:number-columns-repeated="4"/>
          <table:table-cell office:value-type="float" office:value="33.02">
            <text:p>33.02</text:p>
          </table:table-cell>
          <table:table-cell office:value-type="float" office:value="70.79">
            <text:p>70.79</text:p>
          </table:table-cell>
          <table:table-cell/>
          <table:table-cell office:value-type="float" office:value="1545.06">
            <text:p>1545.06</text:p>
          </table:table-cell>
          <table:table-cell office:value-type="float" office:value="208.41">
            <text:p>208.41</text:p>
          </table:table-cell>
        </table:table-row>
        <table:table-row table:style-name="ro1">
          <table:table-cell table:number-columns-repeated="4"/>
          <table:table-cell office:value-type="float" office:value="117.4">
            <text:p>117.4</text:p>
          </table:table-cell>
          <table:table-cell office:value-type="float" office:value="112.78">
            <text:p>112.78</text:p>
          </table:table-cell>
          <table:table-cell/>
          <table:table-cell office:value-type="float" office:value="1762.36">
            <text:p>1762.36</text:p>
          </table:table-cell>
          <table:table-cell office:value-type="float" office:value="208.64">
            <text:p>208.64</text:p>
          </table:table-cell>
        </table:table-row>
        <table:table-row table:style-name="ro1">
          <table:table-cell table:number-columns-repeated="4"/>
          <table:table-cell office:value-type="float" office:value="78.96">
            <text:p>78.96</text:p>
          </table:table-cell>
          <table:table-cell office:value-type="float" office:value="128.15">
            <text:p>128.15</text:p>
          </table:table-cell>
          <table:table-cell/>
          <table:table-cell office:value-type="float" office:value="1770.09">
            <text:p>1770.09</text:p>
          </table:table-cell>
          <table:table-cell office:value-type="float" office:value="210.06">
            <text:p>210.06</text:p>
          </table:table-cell>
        </table:table-row>
        <table:table-row table:style-name="ro1">
          <table:table-cell table:number-columns-repeated="4"/>
          <table:table-cell office:value-type="float" office:value="139.75">
            <text:p>139.75</text:p>
          </table:table-cell>
          <table:table-cell office:value-type="float" office:value="134.6">
            <text:p>134.6</text:p>
          </table:table-cell>
          <table:table-cell/>
          <table:table-cell office:value-type="float" office:value="1778.66">
            <text:p>1778.66</text:p>
          </table:table-cell>
          <table:table-cell office:value-type="float" office:value="215.15">
            <text:p>215.15</text:p>
          </table:table-cell>
        </table:table-row>
        <table:table-row table:style-name="ro1">
          <table:table-cell table:number-columns-repeated="4"/>
          <table:table-cell office:value-type="float" office:value="93.03">
            <text:p>93.03</text:p>
          </table:table-cell>
          <table:table-cell office:value-type="float" office:value="143.93">
            <text:p>143.93</text:p>
          </table:table-cell>
          <table:table-cell/>
          <table:table-cell office:value-type="float" office:value="1791.07">
            <text:p>1791.07</text:p>
          </table:table-cell>
          <table:table-cell office:value-type="float" office:value="215.89">
            <text:p>215.89</text:p>
          </table:table-cell>
        </table:table-row>
        <table:table-row table:style-name="ro1">
          <table:table-cell table:number-columns-repeated="4"/>
          <table:table-cell office:value-type="float" office:value="135.24">
            <text:p>135.24</text:p>
          </table:table-cell>
          <table:table-cell office:value-type="float" office:value="126.26">
            <text:p>126.26</text:p>
          </table:table-cell>
          <table:table-cell/>
          <table:table-cell office:value-type="float" office:value="1861.35">
            <text:p>1861.35</text:p>
          </table:table-cell>
          <table:table-cell office:value-type="float" office:value="210.4">
            <text:p>210.4</text:p>
          </table:table-cell>
        </table:table-row>
        <table:table-row table:style-name="ro1">
          <table:table-cell table:number-columns-repeated="4"/>
          <table:table-cell office:value-type="float" office:value="154.19">
            <text:p>154.19</text:p>
          </table:table-cell>
          <table:table-cell office:value-type="float" office:value="135.39">
            <text:p>135.39</text:p>
          </table:table-cell>
          <table:table-cell/>
          <table:table-cell office:value-type="float" office:value="1961.38">
            <text:p>1961.38</text:p>
          </table:table-cell>
          <table:table-cell office:value-type="float" office:value="220.26">
            <text:p>220.26</text:p>
          </table:table-cell>
        </table:table-row>
        <table:table-row table:style-name="ro1">
          <table:table-cell table:number-columns-repeated="4"/>
          <table:table-cell office:value-type="float" office:value="136.87">
            <text:p>136.87</text:p>
          </table:table-cell>
          <table:table-cell office:value-type="float" office:value="150.01">
            <text:p>150.01</text:p>
          </table:table-cell>
          <table:table-cell/>
          <table:table-cell office:value-type="float" office:value="1960.81">
            <text:p>1960.81</text:p>
          </table:table-cell>
          <table:table-cell office:value-type="float" office:value="225.25">
            <text:p>225.25</text:p>
          </table:table-cell>
        </table:table-row>
        <table:table-row table:style-name="ro1">
          <table:table-cell table:number-columns-repeated="4"/>
          <table:table-cell office:value-type="float" office:value="170.32">
            <text:p>170.32</text:p>
          </table:table-cell>
          <table:table-cell office:value-type="float" office:value="161.91">
            <text:p>161.91</text:p>
          </table:table-cell>
          <table:table-cell/>
          <table:table-cell office:value-type="float" office:value="1980.44">
            <text:p>1980.44</text:p>
          </table:table-cell>
          <table:table-cell office:value-type="float" office:value="225.35">
            <text:p>225.35</text:p>
          </table:table-cell>
        </table:table-row>
        <table:table-row table:style-name="ro1">
          <table:table-cell table:number-columns-repeated="4"/>
          <table:table-cell office:value-type="float" office:value="157.4">
            <text:p>157.4</text:p>
          </table:table-cell>
          <table:table-cell office:value-type="float" office:value="162.36">
            <text:p>162.36</text:p>
          </table:table-cell>
          <table:table-cell/>
          <table:table-cell office:value-type="float" office:value="2009.64">
            <text:p>2009.64</text:p>
          </table:table-cell>
          <table:table-cell office:value-type="float" office:value="227.87">
            <text:p>227.87</text:p>
          </table:table-cell>
        </table:table-row>
        <table:table-row table:style-name="ro1">
          <table:table-cell table:number-columns-repeated="4"/>
          <table:table-cell office:value-type="float" office:value="134.08">
            <text:p>134.08</text:p>
          </table:table-cell>
          <table:table-cell office:value-type="float" office:value="107.02">
            <text:p>107.02</text:p>
          </table:table-cell>
          <table:table-cell/>
          <table:table-cell office:value-type="float" office:value="1710.94">
            <text:p>1710.94</text:p>
          </table:table-cell>
          <table:table-cell office:value-type="float" office:value="208.43">
            <text:p>208.43</text:p>
          </table:table-cell>
        </table:table-row>
        <table:table-row table:style-name="ro1">
          <table:table-cell table:number-columns-repeated="4"/>
          <table:table-cell office:value-type="float" office:value="124.92">
            <text:p>124.92</text:p>
          </table:table-cell>
          <table:table-cell office:value-type="float" office:value="115.53">
            <text:p>115.53</text:p>
          </table:table-cell>
          <table:table-cell/>
          <table:table-cell office:value-type="float" office:value="1913.56">
            <text:p>1913.56</text:p>
          </table:table-cell>
          <table:table-cell office:value-type="float" office:value="211.29">
            <text:p>211.29</text:p>
          </table:table-cell>
        </table:table-row>
        <table:table-row table:style-name="ro1">
          <table:table-cell table:number-columns-repeated="4"/>
          <table:table-cell office:value-type="float" office:value="116.62">
            <text:p>116.62</text:p>
          </table:table-cell>
          <table:table-cell office:value-type="float" office:value="133.13">
            <text:p>133.13</text:p>
          </table:table-cell>
          <table:table-cell/>
          <table:table-cell office:value-type="float" office:value="2018.9">
            <text:p>2018.9</text:p>
          </table:table-cell>
          <table:table-cell office:value-type="float" office:value="210.88">
            <text:p>210.88</text:p>
          </table:table-cell>
        </table:table-row>
        <table:table-row table:style-name="ro1">
          <table:table-cell table:number-columns-repeated="4"/>
          <table:table-cell office:value-type="float" office:value="107.59">
            <text:p>107.59</text:p>
          </table:table-cell>
          <table:table-cell office:value-type="float" office:value="130.91">
            <text:p>130.91</text:p>
          </table:table-cell>
          <table:table-cell/>
          <table:table-cell office:value-type="float" office:value="2121.03">
            <text:p>2121.03</text:p>
          </table:table-cell>
          <table:table-cell office:value-type="float" office:value="216.51">
            <text:p>216.51</text:p>
          </table:table-cell>
        </table:table-row>
        <table:table-row table:style-name="ro1">
          <table:table-cell table:number-columns-repeated="4"/>
          <table:table-cell office:value-type="float" office:value="107.89">
            <text:p>107.89</text:p>
          </table:table-cell>
          <table:table-cell office:value-type="float" office:value="151.13">
            <text:p>151.13</text:p>
          </table:table-cell>
          <table:table-cell/>
          <table:table-cell office:value-type="float" office:value="2127.15">
            <text:p>2127.15</text:p>
          </table:table-cell>
          <table:table-cell office:value-type="float" office:value="219.22">
            <text:p>219.22</text:p>
          </table:table-cell>
        </table:table-row>
        <table:table-row table:style-name="ro1">
          <table:table-cell table:number-columns-repeated="4"/>
          <table:table-cell office:value-type="float" office:value="80.41">
            <text:p>80.41</text:p>
          </table:table-cell>
          <table:table-cell office:value-type="float" office:value="75.59">
            <text:p>75.59</text:p>
          </table:table-cell>
          <table:table-cell/>
          <table:table-cell office:value-type="float" office:value="1380.1">
            <text:p>1380.1</text:p>
          </table:table-cell>
          <table:table-cell office:value-type="float" office:value="206.38">
            <text:p>206.38</text:p>
          </table:table-cell>
        </table:table-row>
        <table:table-row table:style-name="ro1">
          <table:table-cell table:number-columns-repeated="4"/>
          <table:table-cell office:value-type="float" office:value="79.26">
            <text:p>79.26</text:p>
          </table:table-cell>
          <table:table-cell office:value-type="float" office:value="112.64">
            <text:p>112.64</text:p>
          </table:table-cell>
          <table:table-cell/>
          <table:table-cell office:value-type="float" office:value="1648.79">
            <text:p>1648.79</text:p>
          </table:table-cell>
          <table:table-cell office:value-type="float" office:value="210.72">
            <text:p>210.72</text:p>
          </table:table-cell>
        </table:table-row>
        <table:table-row table:style-name="ro1">
          <table:table-cell table:number-columns-repeated="4"/>
          <table:table-cell office:value-type="float" office:value="61.36">
            <text:p>61.36</text:p>
          </table:table-cell>
          <table:table-cell office:value-type="float" office:value="112.35">
            <text:p>112.35</text:p>
          </table:table-cell>
          <table:table-cell/>
          <table:table-cell office:value-type="float" office:value="1695.04">
            <text:p>1695.04</text:p>
          </table:table-cell>
          <table:table-cell office:value-type="float" office:value="214.01">
            <text:p>214.01</text:p>
          </table:table-cell>
        </table:table-row>
        <table:table-row table:style-name="ro1">
          <table:table-cell table:number-columns-repeated="4"/>
          <table:table-cell office:value-type="float" office:value="64.98">
            <text:p>64.98</text:p>
          </table:table-cell>
          <table:table-cell office:value-type="float" office:value="135.48">
            <text:p>135.48</text:p>
          </table:table-cell>
          <table:table-cell/>
          <table:table-cell office:value-type="float" office:value="1698.76">
            <text:p>1698.7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4"/>
          <table:table-cell office:value-type="float" office:value="55.3">
            <text:p>55.3</text:p>
          </table:table-cell>
          <table:table-cell office:value-type="float" office:value="142.79">
            <text:p>142.79</text:p>
          </table:table-cell>
          <table:table-cell/>
          <table:table-cell office:value-type="float" office:value="1733.2">
            <text:p>1733.2</text:p>
          </table:table-cell>
          <table:table-cell office:value-type="float" office:value="225.42">
            <text:p>225.42</text:p>
          </table:table-cell>
        </table:table-row>
        <table:table-row table:style-name="ro1">
          <table:table-cell table:number-columns-repeated="4"/>
          <table:table-cell office:value-type="float" office:value="30.07">
            <text:p>30.07</text:p>
          </table:table-cell>
          <table:table-cell office:value-type="float" office:value="139.86">
            <text:p>139.86</text:p>
          </table:table-cell>
          <table:table-cell/>
          <table:table-cell office:value-type="float" office:value="1804.31">
            <text:p>1804.31</text:p>
          </table:table-cell>
          <table:table-cell office:value-type="float" office:value="208.34">
            <text:p>208.34</text:p>
          </table:table-cell>
        </table:table-row>
        <table:table-row table:style-name="ro1">
          <table:table-cell table:number-columns-repeated="4"/>
          <table:table-cell office:value-type="float" office:value="72.25">
            <text:p>72.25</text:p>
          </table:table-cell>
          <table:table-cell office:value-type="float" office:value="144.26">
            <text:p>144.26</text:p>
          </table:table-cell>
          <table:table-cell/>
          <table:table-cell office:value-type="float" office:value="1814.31">
            <text:p>1814.31</text:p>
          </table:table-cell>
          <table:table-cell office:value-type="float" office:value="210.27">
            <text:p>210.27</text:p>
          </table:table-cell>
        </table:table-row>
        <table:table-row table:style-name="ro1">
          <table:table-cell table:number-columns-repeated="4"/>
          <table:table-cell office:value-type="float" office:value="63.23">
            <text:p>63.23</text:p>
          </table:table-cell>
          <table:table-cell office:value-type="float" office:value="155.67">
            <text:p>155.67</text:p>
          </table:table-cell>
          <table:table-cell/>
          <table:table-cell office:value-type="float" office:value="1899.33">
            <text:p>1899.33</text:p>
          </table:table-cell>
          <table:table-cell office:value-type="float" office:value="217.31">
            <text:p>217.31</text:p>
          </table:table-cell>
        </table:table-row>
        <table:table-row table:style-name="ro1">
          <table:table-cell table:number-columns-repeated="4"/>
          <table:table-cell office:value-type="float" office:value="88.07">
            <text:p>88.07</text:p>
          </table:table-cell>
          <table:table-cell office:value-type="float" office:value="173.33">
            <text:p>173.33</text:p>
          </table:table-cell>
          <table:table-cell/>
          <table:table-cell office:value-type="float" office:value="1910.17">
            <text:p>1910.17</text:p>
          </table:table-cell>
          <table:table-cell office:value-type="float" office:value="218.31">
            <text:p>218.31</text:p>
          </table:table-cell>
        </table:table-row>
        <table:table-row table:style-name="ro1">
          <table:table-cell table:number-columns-repeated="4"/>
          <table:table-cell office:value-type="float" office:value="67.92">
            <text:p>67.92</text:p>
          </table:table-cell>
          <table:table-cell office:value-type="float" office:value="184.22">
            <text:p>184.22</text:p>
          </table:table-cell>
          <table:table-cell/>
          <table:table-cell office:value-type="float" office:value="1910.52">
            <text:p>1910.52</text:p>
          </table:table-cell>
          <table:table-cell office:value-type="float" office:value="228.83">
            <text:p>228.83</text:p>
          </table:table-cell>
        </table:table-row>
        <table:table-row table:style-name="ro1">
          <table:table-cell table:number-columns-repeated="4"/>
          <table:table-cell office:value-type="float" office:value="86.39">
            <text:p>86.39</text:p>
          </table:table-cell>
          <table:table-cell office:value-type="float" office:value="90.99">
            <text:p>90.99</text:p>
          </table:table-cell>
          <table:table-cell/>
          <table:table-cell office:value-type="float" office:value="1800.73">
            <text:p>1800.73</text:p>
          </table:table-cell>
          <table:table-cell office:value-type="float" office:value="206.97">
            <text:p>206.97</text:p>
          </table:table-cell>
        </table:table-row>
        <table:table-row table:style-name="ro1">
          <table:table-cell table:number-columns-repeated="4"/>
          <table:table-cell office:value-type="float" office:value="93.29">
            <text:p>93.29</text:p>
          </table:table-cell>
          <table:table-cell office:value-type="float" office:value="111.35">
            <text:p>111.35</text:p>
          </table:table-cell>
          <table:table-cell/>
          <table:table-cell office:value-type="float" office:value="1806.6">
            <text:p>1806.6</text:p>
          </table:table-cell>
          <table:table-cell office:value-type="float" office:value="209.6">
            <text:p>209.6</text:p>
          </table:table-cell>
        </table:table-row>
        <table:table-row table:style-name="ro1">
          <table:table-cell table:number-columns-repeated="4"/>
          <table:table-cell office:value-type="float" office:value="61.14">
            <text:p>61.14</text:p>
          </table:table-cell>
          <table:table-cell office:value-type="float" office:value="111.78">
            <text:p>111.78</text:p>
          </table:table-cell>
          <table:table-cell/>
          <table:table-cell office:value-type="float" office:value="1849.25">
            <text:p>1849.25</text:p>
          </table:table-cell>
          <table:table-cell office:value-type="float" office:value="212.08">
            <text:p>212.08</text:p>
          </table:table-cell>
        </table:table-row>
        <table:table-row table:style-name="ro1">
          <table:table-cell table:number-columns-repeated="4"/>
          <table:table-cell office:value-type="float" office:value="80.25">
            <text:p>80.25</text:p>
          </table:table-cell>
          <table:table-cell office:value-type="float" office:value="119.83">
            <text:p>119.83</text:p>
          </table:table-cell>
          <table:table-cell/>
          <table:table-cell office:value-type="float" office:value="1853.19">
            <text:p>1853.19</text:p>
          </table:table-cell>
          <table:table-cell office:value-type="float" office:value="215.84">
            <text:p>215.84</text:p>
          </table:table-cell>
        </table:table-row>
        <table:table-row table:style-name="ro1">
          <table:table-cell table:number-columns-repeated="4"/>
          <table:table-cell office:value-type="float" office:value="54.8">
            <text:p>54.8</text:p>
          </table:table-cell>
          <table:table-cell office:value-type="float" office:value="135">
            <text:p>135</text:p>
          </table:table-cell>
          <table:table-cell/>
          <table:table-cell office:value-type="float" office:value="1847.36">
            <text:p>1847.36</text:p>
          </table:table-cell>
          <table:table-cell office:value-type="float" office:value="222.01">
            <text:p>222.01</text:p>
          </table:table-cell>
        </table:table-row>
        <table:table-row table:style-name="ro1">
          <table:table-cell table:number-columns-repeated="4"/>
          <table:table-cell office:value-type="float" office:value="54.94">
            <text:p>54.94</text:p>
          </table:table-cell>
          <table:table-cell table:number-columns-repeated="2"/>
          <table:table-cell office:value-type="float" office:value="1373.25">
            <text:p>1373.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.03">
            <text:p>36.03</text:p>
          </table:table-cell>
          <table:table-cell table:number-columns-repeated="2"/>
          <table:table-cell office:value-type="float" office:value="1403.91">
            <text:p>1403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.94">
            <text:p>66.94</text:p>
          </table:table-cell>
          <table:table-cell table:number-columns-repeated="2"/>
          <table:table-cell office:value-type="float" office:value="1457.33">
            <text:p>145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.19">
            <text:p>60.19</text:p>
          </table:table-cell>
          <table:table-cell table:number-columns-repeated="2"/>
          <table:table-cell office:value-type="float" office:value="1481.28">
            <text:p>1481.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.47">
            <text:p>52.47</text:p>
          </table:table-cell>
          <table:table-cell table:number-columns-repeated="2"/>
          <table:table-cell office:value-type="float" office:value="1497.43">
            <text:p>1497.43</text:p>
          </table:table-cell>
          <table:table-cell/>
        </table:table-row>
      </table:table>
      <table:table table:name="data_10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5">
          <table:table-cell/>
          <table:table-cell table:style-name="ce7" office:value-type="string" table:number-columns-spanned="2" table:number-rows-spanned="1">
            <text:p>Jade</text:p>
          </table:table-cell>
          <table:covered-table-cell/>
          <table:table-cell/>
          <table:table-cell table:style-name="ce7" office:value-type="string" table:number-columns-spanned="2" table:number-rows-spanned="1">
            <text:p>Fuse</text:p>
          </table:table-cell>
          <table:covered-table-cell/>
          <table:table-cell/>
          <table:table-cell table:style-name="ce7" office:value-type="string" table:number-columns-spanned="2" table:number-rows-spanned="1">
            <text:p>Mule</text:p>
          </table:table-cell>
          <table:covered-table-cell/>
        </table:table-row>
        <table:table-row table:style-name="ro1"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  <table:table-cell/>
          <table:table-cell table:style-name="ce6" office:value-type="string">
            <text:p>Start</text:p>
          </table:table-cell>
          <table:table-cell table:style-name="ce6" office:value-type="string">
            <text:p>Stop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092.23">
            <text:p>3092.23</text:p>
          </table:table-cell>
          <table:table-cell office:value-type="float" office:value="638.4">
            <text:p>638.4</text:p>
          </table:table-cell>
          <table:table-cell/>
          <table:table-cell office:value-type="float" office:value="13057.42">
            <text:p>13057.42</text:p>
          </table:table-cell>
          <table:table-cell office:value-type="float" office:value="287.11">
            <text:p>287.11</text:p>
          </table:table-cell>
        </table:table-row>
        <table:table-row table:style-name="ro1">
          <table:table-cell table:number-columns-repeated="4"/>
          <table:table-cell office:value-type="float" office:value="2929.93">
            <text:p>2929.93</text:p>
          </table:table-cell>
          <table:table-cell office:value-type="float" office:value="786.51">
            <text:p>786.51</text:p>
          </table:table-cell>
          <table:table-cell/>
          <table:table-cell office:value-type="float" office:value="13153.17">
            <text:p>13153.17</text:p>
          </table:table-cell>
          <table:table-cell office:value-type="float" office:value="297.21">
            <text:p>297.21</text:p>
          </table:table-cell>
        </table:table-row>
        <table:table-row table:style-name="ro1">
          <table:table-cell table:number-columns-repeated="4"/>
          <table:table-cell office:value-type="float" office:value="3086.32">
            <text:p>3086.32</text:p>
          </table:table-cell>
          <table:table-cell office:value-type="float" office:value="827.32">
            <text:p>827.32</text:p>
          </table:table-cell>
          <table:table-cell/>
          <table:table-cell office:value-type="float" office:value="13210.35">
            <text:p>13210.35</text:p>
          </table:table-cell>
          <table:table-cell office:value-type="float" office:value="300.79">
            <text:p>300.79</text:p>
          </table:table-cell>
        </table:table-row>
        <table:table-row table:style-name="ro1">
          <table:table-cell table:number-columns-repeated="4"/>
          <table:table-cell office:value-type="float" office:value="3026.89">
            <text:p>3026.89</text:p>
          </table:table-cell>
          <table:table-cell office:value-type="float" office:value="844.78">
            <text:p>844.78</text:p>
          </table:table-cell>
          <table:table-cell/>
          <table:table-cell office:value-type="float" office:value="13412.39">
            <text:p>13412.39</text:p>
          </table:table-cell>
          <table:table-cell office:value-type="float" office:value="311.49">
            <text:p>311.49</text:p>
          </table:table-cell>
        </table:table-row>
        <table:table-row table:style-name="ro1">
          <table:table-cell table:number-columns-repeated="4"/>
          <table:table-cell office:value-type="float" office:value="2889.13">
            <text:p>2889.13</text:p>
          </table:table-cell>
          <table:table-cell office:value-type="float" office:value="877.36">
            <text:p>877.36</text:p>
          </table:table-cell>
          <table:table-cell/>
          <table:table-cell office:value-type="float" office:value="12938.04">
            <text:p>12938.04</text:p>
          </table:table-cell>
          <table:table-cell office:value-type="float" office:value="316.81">
            <text:p>316.81</text:p>
          </table:table-cell>
        </table:table-row>
        <table:table-row table:style-name="ro1">
          <table:table-cell table:number-columns-repeated="4"/>
          <table:table-cell office:value-type="float" office:value="2950.97">
            <text:p>2950.97</text:p>
          </table:table-cell>
          <table:table-cell office:value-type="float" office:value="882.55">
            <text:p>882.55</text:p>
          </table:table-cell>
          <table:table-cell/>
          <table:table-cell office:value-type="float" office:value="13247.5">
            <text:p>13247.5</text:p>
          </table:table-cell>
          <table:table-cell office:value-type="float" office:value="314.83">
            <text:p>314.83</text:p>
          </table:table-cell>
        </table:table-row>
        <table:table-row table:style-name="ro1">
          <table:table-cell table:number-columns-repeated="4"/>
          <table:table-cell office:value-type="float" office:value="2986.63">
            <text:p>2986.63</text:p>
          </table:table-cell>
          <table:table-cell office:value-type="float" office:value="928.3">
            <text:p>928.3</text:p>
          </table:table-cell>
          <table:table-cell/>
          <table:table-cell office:value-type="float" office:value="13146.06">
            <text:p>13146.06</text:p>
          </table:table-cell>
          <table:table-cell office:value-type="float" office:value="314.59">
            <text:p>314.59</text:p>
          </table:table-cell>
        </table:table-row>
        <table:table-row table:style-name="ro1">
          <table:table-cell table:number-columns-repeated="4"/>
          <table:table-cell office:value-type="float" office:value="2745.47">
            <text:p>2745.47</text:p>
          </table:table-cell>
          <table:table-cell office:value-type="float" office:value="936.73">
            <text:p>936.73</text:p>
          </table:table-cell>
          <table:table-cell/>
          <table:table-cell office:value-type="float" office:value="12956.26">
            <text:p>12956.26</text:p>
          </table:table-cell>
          <table:table-cell office:value-type="float" office:value="315.01">
            <text:p>315.01</text:p>
          </table:table-cell>
        </table:table-row>
        <table:table-row table:style-name="ro1">
          <table:table-cell table:number-columns-repeated="4"/>
          <table:table-cell office:value-type="float" office:value="2794.4">
            <text:p>2794.4</text:p>
          </table:table-cell>
          <table:table-cell office:value-type="float" office:value="948.19">
            <text:p>948.19</text:p>
          </table:table-cell>
          <table:table-cell/>
          <table:table-cell office:value-type="float" office:value="13087.71">
            <text:p>13087.71</text:p>
          </table:table-cell>
          <table:table-cell office:value-type="float" office:value="330.69">
            <text:p>330.69</text:p>
          </table:table-cell>
        </table:table-row>
        <table:table-row table:style-name="ro1">
          <table:table-cell table:number-columns-repeated="4"/>
          <table:table-cell office:value-type="float" office:value="2941.85">
            <text:p>2941.85</text:p>
          </table:table-cell>
          <table:table-cell office:value-type="float" office:value="959.6">
            <text:p>959.6</text:p>
          </table:table-cell>
          <table:table-cell/>
          <table:table-cell office:value-type="float" office:value="12949.62">
            <text:p>12949.62</text:p>
          </table:table-cell>
          <table:table-cell office:value-type="float" office:value="338.33">
            <text:p>338.33</text:p>
          </table:table-cell>
        </table:table-row>
        <table:table-row table:style-name="ro1">
          <table:table-cell table:number-columns-repeated="4"/>
          <table:table-cell office:value-type="float" office:value="43.1">
            <text:p>43.1</text:p>
          </table:table-cell>
          <table:table-cell office:value-type="float" office:value="199.12">
            <text:p>199.12</text:p>
          </table:table-cell>
          <table:table-cell/>
          <table:table-cell office:value-type="float" office:value="3239.62">
            <text:p>3239.62</text:p>
          </table:table-cell>
          <table:table-cell office:value-type="float" office:value="221.76">
            <text:p>221.76</text:p>
          </table:table-cell>
        </table:table-row>
        <table:table-row table:style-name="ro1">
          <table:table-cell table:number-columns-repeated="4"/>
          <table:table-cell office:value-type="float" office:value="51.76">
            <text:p>51.76</text:p>
          </table:table-cell>
          <table:table-cell office:value-type="float" office:value="308.96">
            <text:p>308.96</text:p>
          </table:table-cell>
          <table:table-cell/>
          <table:table-cell office:value-type="float" office:value="5048.36">
            <text:p>5048.36</text:p>
          </table:table-cell>
          <table:table-cell office:value-type="float" office:value="229.63">
            <text:p>229.63</text:p>
          </table:table-cell>
        </table:table-row>
        <table:table-row table:style-name="ro1">
          <table:table-cell table:number-columns-repeated="4"/>
          <table:table-cell office:value-type="float" office:value="152.52">
            <text:p>152.52</text:p>
          </table:table-cell>
          <table:table-cell office:value-type="float" office:value="320.95">
            <text:p>320.95</text:p>
          </table:table-cell>
          <table:table-cell/>
          <table:table-cell office:value-type="float" office:value="5075.65">
            <text:p>5075.65</text:p>
          </table:table-cell>
          <table:table-cell office:value-type="float" office:value="229.37">
            <text:p>229.37</text:p>
          </table:table-cell>
        </table:table-row>
        <table:table-row table:style-name="ro1">
          <table:table-cell table:number-columns-repeated="4"/>
          <table:table-cell office:value-type="float" office:value="209.06">
            <text:p>209.06</text:p>
          </table:table-cell>
          <table:table-cell office:value-type="float" office:value="354.18">
            <text:p>354.18</text:p>
          </table:table-cell>
          <table:table-cell/>
          <table:table-cell office:value-type="float" office:value="5149.46">
            <text:p>5149.4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4"/>
          <table:table-cell office:value-type="float" office:value="194.05">
            <text:p>194.05</text:p>
          </table:table-cell>
          <table:table-cell office:value-type="float" office:value="399.03">
            <text:p>399.03</text:p>
          </table:table-cell>
          <table:table-cell/>
          <table:table-cell office:value-type="float" office:value="5146.91">
            <text:p>5146.91</text:p>
          </table:table-cell>
          <table:table-cell office:value-type="float" office:value="233.85">
            <text:p>233.85</text:p>
          </table:table-cell>
        </table:table-row>
        <table:table-row table:style-name="ro1">
          <table:table-cell table:number-columns-repeated="4"/>
          <table:table-cell office:value-type="float" office:value="200.99">
            <text:p>200.99</text:p>
          </table:table-cell>
          <table:table-cell office:value-type="float" office:value="526.39">
            <text:p>526.39</text:p>
          </table:table-cell>
          <table:table-cell/>
          <table:table-cell office:value-type="float" office:value="5240.17">
            <text:p>5240.17</text:p>
          </table:table-cell>
          <table:table-cell office:value-type="float" office:value="232.19">
            <text:p>232.19</text:p>
          </table:table-cell>
        </table:table-row>
        <table:table-row table:style-name="ro1">
          <table:table-cell table:number-columns-repeated="4"/>
          <table:table-cell office:value-type="float" office:value="147.76">
            <text:p>147.76</text:p>
          </table:table-cell>
          <table:table-cell office:value-type="float" office:value="556.16">
            <text:p>556.16</text:p>
          </table:table-cell>
          <table:table-cell/>
          <table:table-cell office:value-type="float" office:value="5261.08">
            <text:p>5261.08</text:p>
          </table:table-cell>
          <table:table-cell office:value-type="float" office:value="234.25">
            <text:p>234.25</text:p>
          </table:table-cell>
        </table:table-row>
        <table:table-row table:style-name="ro1">
          <table:table-cell table:number-columns-repeated="4"/>
          <table:table-cell office:value-type="float" office:value="168.59">
            <text:p>168.59</text:p>
          </table:table-cell>
          <table:table-cell office:value-type="float" office:value="782.8">
            <text:p>782.8</text:p>
          </table:table-cell>
          <table:table-cell/>
          <table:table-cell office:value-type="float" office:value="5268.75">
            <text:p>5268.75</text:p>
          </table:table-cell>
          <table:table-cell office:value-type="float" office:value="239.09">
            <text:p>239.09</text:p>
          </table:table-cell>
        </table:table-row>
        <table:table-row table:style-name="ro1">
          <table:table-cell table:number-columns-repeated="4"/>
          <table:table-cell office:value-type="float" office:value="199.78">
            <text:p>199.78</text:p>
          </table:table-cell>
          <table:table-cell office:value-type="float" office:value="786.7">
            <text:p>786.7</text:p>
          </table:table-cell>
          <table:table-cell/>
          <table:table-cell office:value-type="float" office:value="5330.85">
            <text:p>5330.85</text:p>
          </table:table-cell>
          <table:table-cell office:value-type="float" office:value="238.64">
            <text:p>238.64</text:p>
          </table:table-cell>
        </table:table-row>
        <table:table-row table:style-name="ro1">
          <table:table-cell table:number-columns-repeated="4"/>
          <table:table-cell office:value-type="float" office:value="205.73">
            <text:p>205.73</text:p>
          </table:table-cell>
          <table:table-cell office:value-type="float" office:value="791.81">
            <text:p>791.81</text:p>
          </table:table-cell>
          <table:table-cell/>
          <table:table-cell office:value-type="float" office:value="5345.14">
            <text:p>5345.14</text:p>
          </table:table-cell>
          <table:table-cell office:value-type="float" office:value="243.77">
            <text:p>243.77</text:p>
          </table:table-cell>
        </table:table-row>
        <table:table-row table:style-name="ro1">
          <table:table-cell table:number-columns-repeated="4"/>
          <table:table-cell office:value-type="float" office:value="32.05">
            <text:p>32.05</text:p>
          </table:table-cell>
          <table:table-cell office:value-type="float" office:value="97.25">
            <text:p>97.25</text:p>
          </table:table-cell>
          <table:table-cell/>
          <table:table-cell office:value-type="float" office:value="1910.78">
            <text:p>1910.78</text:p>
          </table:table-cell>
          <table:table-cell office:value-type="float" office:value="231.79">
            <text:p>231.79</text:p>
          </table:table-cell>
        </table:table-row>
        <table:table-row table:style-name="ro1">
          <table:table-cell table:number-columns-repeated="4"/>
          <table:table-cell office:value-type="float" office:value="63.78">
            <text:p>63.78</text:p>
          </table:table-cell>
          <table:table-cell office:value-type="float" office:value="233.84">
            <text:p>233.84</text:p>
          </table:table-cell>
          <table:table-cell/>
          <table:table-cell office:value-type="float" office:value="3988.58">
            <text:p>3988.58</text:p>
          </table:table-cell>
          <table:table-cell office:value-type="float" office:value="235.82">
            <text:p>235.82</text:p>
          </table:table-cell>
        </table:table-row>
        <table:table-row table:style-name="ro1">
          <table:table-cell table:number-columns-repeated="4"/>
          <table:table-cell office:value-type="float" office:value="56.83">
            <text:p>56.83</text:p>
          </table:table-cell>
          <table:table-cell office:value-type="float" office:value="249.15">
            <text:p>249.15</text:p>
          </table:table-cell>
          <table:table-cell/>
          <table:table-cell office:value-type="float" office:value="3996.84">
            <text:p>3996.84</text:p>
          </table:table-cell>
          <table:table-cell office:value-type="float" office:value="238.25">
            <text:p>238.25</text:p>
          </table:table-cell>
        </table:table-row>
        <table:table-row table:style-name="ro1">
          <table:table-cell table:number-columns-repeated="4"/>
          <table:table-cell office:value-type="float" office:value="54.74">
            <text:p>54.74</text:p>
          </table:table-cell>
          <table:table-cell office:value-type="float" office:value="260.77">
            <text:p>260.77</text:p>
          </table:table-cell>
          <table:table-cell/>
          <table:table-cell office:value-type="float" office:value="4013.26">
            <text:p>4013.26</text:p>
          </table:table-cell>
          <table:table-cell office:value-type="float" office:value="238.03">
            <text:p>238.03</text:p>
          </table:table-cell>
        </table:table-row>
        <table:table-row table:style-name="ro1">
          <table:table-cell table:number-columns-repeated="4"/>
          <table:table-cell office:value-type="float" office:value="44.99">
            <text:p>44.99</text:p>
          </table:table-cell>
          <table:table-cell office:value-type="float" office:value="279.83">
            <text:p>279.83</text:p>
          </table:table-cell>
          <table:table-cell/>
          <table:table-cell office:value-type="float" office:value="3994.64">
            <text:p>3994.64</text:p>
          </table:table-cell>
          <table:table-cell office:value-type="float" office:value="241.06">
            <text:p>241.06</text:p>
          </table:table-cell>
        </table:table-row>
        <table:table-row table:style-name="ro1">
          <table:table-cell table:number-columns-repeated="4"/>
          <table:table-cell office:value-type="float" office:value="43.15">
            <text:p>43.15</text:p>
          </table:table-cell>
          <table:table-cell office:value-type="float" office:value="281.59">
            <text:p>281.59</text:p>
          </table:table-cell>
          <table:table-cell/>
          <table:table-cell office:value-type="float" office:value="4066.36">
            <text:p>4066.36</text:p>
          </table:table-cell>
          <table:table-cell office:value-type="float" office:value="241.04">
            <text:p>241.04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office:value-type="float" office:value="288.15">
            <text:p>288.15</text:p>
          </table:table-cell>
          <table:table-cell/>
          <table:table-cell office:value-type="float" office:value="4067.18">
            <text:p>4067.18</text:p>
          </table:table-cell>
          <table:table-cell office:value-type="float" office:value="242.3">
            <text:p>242.3</text:p>
          </table:table-cell>
        </table:table-row>
        <table:table-row table:style-name="ro1">
          <table:table-cell table:number-columns-repeated="4"/>
          <table:table-cell office:value-type="float" office:value="46.17">
            <text:p>46.17</text:p>
          </table:table-cell>
          <table:table-cell office:value-type="float" office:value="292.39">
            <text:p>292.39</text:p>
          </table:table-cell>
          <table:table-cell/>
          <table:table-cell office:value-type="float" office:value="4073.04">
            <text:p>4073.04</text:p>
          </table:table-cell>
          <table:table-cell office:value-type="float" office:value="241.09">
            <text:p>241.09</text:p>
          </table:table-cell>
        </table:table-row>
        <table:table-row table:style-name="ro1">
          <table:table-cell table:number-columns-repeated="4"/>
          <table:table-cell office:value-type="float" office:value="61.86">
            <text:p>61.86</text:p>
          </table:table-cell>
          <table:table-cell office:value-type="float" office:value="296.12">
            <text:p>296.12</text:p>
          </table:table-cell>
          <table:table-cell/>
          <table:table-cell office:value-type="float" office:value="4095.16">
            <text:p>4095.16</text:p>
          </table:table-cell>
          <table:table-cell office:value-type="float" office:value="246.4">
            <text:p>246.4</text:p>
          </table:table-cell>
        </table:table-row>
        <table:table-row table:style-name="ro1">
          <table:table-cell table:number-columns-repeated="4"/>
          <table:table-cell office:value-type="float" office:value="72.03">
            <text:p>72.03</text:p>
          </table:table-cell>
          <table:table-cell office:value-type="float" office:value="308.75">
            <text:p>308.75</text:p>
          </table:table-cell>
          <table:table-cell/>
          <table:table-cell office:value-type="float" office:value="4113.76">
            <text:p>4113.76</text:p>
          </table:table-cell>
          <table:table-cell office:value-type="float" office:value="260.43">
            <text:p>260.43</text:p>
          </table:table-cell>
        </table:table-row>
        <table:table-row table:style-name="ro1">
          <table:table-cell table:number-columns-repeated="4"/>
          <table:table-cell office:value-type="float" office:value="26.33">
            <text:p>26.33</text:p>
          </table:table-cell>
          <table:table-cell office:value-type="float" office:value="234.58">
            <text:p>234.58</text:p>
          </table:table-cell>
          <table:table-cell/>
          <table:table-cell office:value-type="float" office:value="3326.54">
            <text:p>3326.54</text:p>
          </table:table-cell>
          <table:table-cell office:value-type="float" office:value="217.88">
            <text:p>217.88</text:p>
          </table:table-cell>
        </table:table-row>
        <table:table-row table:style-name="ro1">
          <table:table-cell table:number-columns-repeated="4"/>
          <table:table-cell office:value-type="float" office:value="135.42">
            <text:p>135.42</text:p>
          </table:table-cell>
          <table:table-cell office:value-type="float" office:value="237.87">
            <text:p>237.87</text:p>
          </table:table-cell>
          <table:table-cell/>
          <table:table-cell office:value-type="float" office:value="3605.2">
            <text:p>3605.2</text:p>
          </table:table-cell>
          <table:table-cell office:value-type="float" office:value="218.27">
            <text:p>218.27</text:p>
          </table:table-cell>
        </table:table-row>
        <table:table-row table:style-name="ro1">
          <table:table-cell table:number-columns-repeated="4"/>
          <table:table-cell office:value-type="float" office:value="161.63">
            <text:p>161.63</text:p>
          </table:table-cell>
          <table:table-cell office:value-type="float" office:value="268.66">
            <text:p>268.66</text:p>
          </table:table-cell>
          <table:table-cell/>
          <table:table-cell office:value-type="float" office:value="3640.17">
            <text:p>3640.17</text:p>
          </table:table-cell>
          <table:table-cell office:value-type="float" office:value="222.47">
            <text:p>222.47</text:p>
          </table:table-cell>
        </table:table-row>
        <table:table-row table:style-name="ro1">
          <table:table-cell table:number-columns-repeated="4"/>
          <table:table-cell office:value-type="float" office:value="173.98">
            <text:p>173.98</text:p>
          </table:table-cell>
          <table:table-cell office:value-type="float" office:value="286.68">
            <text:p>286.68</text:p>
          </table:table-cell>
          <table:table-cell/>
          <table:table-cell office:value-type="float" office:value="3662.59">
            <text:p>3662.59</text:p>
          </table:table-cell>
          <table:table-cell office:value-type="float" office:value="221.43">
            <text:p>221.43</text:p>
          </table:table-cell>
        </table:table-row>
        <table:table-row table:style-name="ro1">
          <table:table-cell table:number-columns-repeated="4"/>
          <table:table-cell office:value-type="float" office:value="157.97">
            <text:p>157.97</text:p>
          </table:table-cell>
          <table:table-cell office:value-type="float" office:value="299.6">
            <text:p>299.6</text:p>
          </table:table-cell>
          <table:table-cell/>
          <table:table-cell office:value-type="float" office:value="3923.18">
            <text:p>3923.18</text:p>
          </table:table-cell>
          <table:table-cell office:value-type="float" office:value="222.73">
            <text:p>222.73</text:p>
          </table:table-cell>
        </table:table-row>
        <table:table-row table:style-name="ro1">
          <table:table-cell table:number-columns-repeated="4"/>
          <table:table-cell office:value-type="float" office:value="144.34">
            <text:p>144.34</text:p>
          </table:table-cell>
          <table:table-cell office:value-type="float" office:value="318.92">
            <text:p>318.92</text:p>
          </table:table-cell>
          <table:table-cell/>
          <table:table-cell office:value-type="float" office:value="3957.2">
            <text:p>3957.2</text:p>
          </table:table-cell>
          <table:table-cell office:value-type="float" office:value="222.44">
            <text:p>222.44</text:p>
          </table:table-cell>
        </table:table-row>
        <table:table-row table:style-name="ro1">
          <table:table-cell table:number-columns-repeated="4"/>
          <table:table-cell office:value-type="float" office:value="153.49">
            <text:p>153.49</text:p>
          </table:table-cell>
          <table:table-cell office:value-type="float" office:value="321.24">
            <text:p>321.24</text:p>
          </table:table-cell>
          <table:table-cell/>
          <table:table-cell office:value-type="float" office:value="4038.57">
            <text:p>4038.57</text:p>
          </table:table-cell>
          <table:table-cell office:value-type="float" office:value="224.02">
            <text:p>224.02</text:p>
          </table:table-cell>
        </table:table-row>
        <table:table-row table:style-name="ro1">
          <table:table-cell table:number-columns-repeated="4"/>
          <table:table-cell office:value-type="float" office:value="163.81">
            <text:p>163.81</text:p>
          </table:table-cell>
          <table:table-cell office:value-type="float" office:value="324.78">
            <text:p>324.78</text:p>
          </table:table-cell>
          <table:table-cell/>
          <table:table-cell office:value-type="float" office:value="4068.14">
            <text:p>4068.14</text:p>
          </table:table-cell>
          <table:table-cell office:value-type="float" office:value="225.33">
            <text:p>225.33</text:p>
          </table:table-cell>
        </table:table-row>
        <table:table-row table:style-name="ro1">
          <table:table-cell table:number-columns-repeated="4"/>
          <table:table-cell office:value-type="float" office:value="152.25">
            <text:p>152.25</text:p>
          </table:table-cell>
          <table:table-cell office:value-type="float" office:value="349.11">
            <text:p>349.11</text:p>
          </table:table-cell>
          <table:table-cell/>
          <table:table-cell office:value-type="float" office:value="4092.06">
            <text:p>4092.06</text:p>
          </table:table-cell>
          <table:table-cell office:value-type="float" office:value="258.53">
            <text:p>258.53</text:p>
          </table:table-cell>
        </table:table-row>
        <table:table-row table:style-name="ro1">
          <table:table-cell table:number-columns-repeated="4"/>
          <table:table-cell office:value-type="float" office:value="146.74">
            <text:p>146.74</text:p>
          </table:table-cell>
          <table:table-cell office:value-type="float" office:value="369.53">
            <text:p>369.53</text:p>
          </table:table-cell>
          <table:table-cell/>
          <table:table-cell office:value-type="float" office:value="4076.55">
            <text:p>4076.55</text:p>
          </table:table-cell>
          <table:table-cell office:value-type="float" office:value="259.58">
            <text:p>259.58</text:p>
          </table:table-cell>
        </table:table-row>
        <table:table-row table:style-name="ro1">
          <table:table-cell table:number-columns-repeated="4"/>
          <table:table-cell office:value-type="float" office:value="271.82">
            <text:p>271.82</text:p>
          </table:table-cell>
          <table:table-cell office:value-type="float" office:value="133.17">
            <text:p>133.17</text:p>
          </table:table-cell>
          <table:table-cell/>
          <table:table-cell office:value-type="float" office:value="2596.16">
            <text:p>2596.16</text:p>
          </table:table-cell>
          <table:table-cell office:value-type="float" office:value="216.72">
            <text:p>216.72</text:p>
          </table:table-cell>
        </table:table-row>
        <table:table-row table:style-name="ro1">
          <table:table-cell table:number-columns-repeated="4"/>
          <table:table-cell office:value-type="float" office:value="299.32">
            <text:p>299.32</text:p>
          </table:table-cell>
          <table:table-cell office:value-type="float" office:value="135.05">
            <text:p>135.05</text:p>
          </table:table-cell>
          <table:table-cell/>
          <table:table-cell office:value-type="float" office:value="2721.71">
            <text:p>2721.71</text:p>
          </table:table-cell>
          <table:table-cell office:value-type="float" office:value="219.46">
            <text:p>219.46</text:p>
          </table:table-cell>
        </table:table-row>
        <table:table-row table:style-name="ro1">
          <table:table-cell table:number-columns-repeated="4"/>
          <table:table-cell office:value-type="float" office:value="263.94">
            <text:p>263.94</text:p>
          </table:table-cell>
          <table:table-cell office:value-type="float" office:value="184.88">
            <text:p>184.88</text:p>
          </table:table-cell>
          <table:table-cell/>
          <table:table-cell office:value-type="float" office:value="2724.17">
            <text:p>2724.17</text:p>
          </table:table-cell>
          <table:table-cell office:value-type="float" office:value="220.57">
            <text:p>220.57</text:p>
          </table:table-cell>
        </table:table-row>
        <table:table-row table:style-name="ro1">
          <table:table-cell table:number-columns-repeated="4"/>
          <table:table-cell office:value-type="float" office:value="235.13">
            <text:p>235.13</text:p>
          </table:table-cell>
          <table:table-cell office:value-type="float" office:value="211.82">
            <text:p>211.82</text:p>
          </table:table-cell>
          <table:table-cell/>
          <table:table-cell office:value-type="float" office:value="2877.25">
            <text:p>2877.25</text:p>
          </table:table-cell>
          <table:table-cell office:value-type="float" office:value="220.66">
            <text:p>220.66</text:p>
          </table:table-cell>
        </table:table-row>
        <table:table-row table:style-name="ro1">
          <table:table-cell table:number-columns-repeated="4"/>
          <table:table-cell office:value-type="float" office:value="219.78">
            <text:p>219.78</text:p>
          </table:table-cell>
          <table:table-cell office:value-type="float" office:value="233.44">
            <text:p>233.44</text:p>
          </table:table-cell>
          <table:table-cell/>
          <table:table-cell office:value-type="float" office:value="2912.43">
            <text:p>2912.43</text:p>
          </table:table-cell>
          <table:table-cell office:value-type="float" office:value="233.04">
            <text:p>233.04</text:p>
          </table:table-cell>
        </table:table-row>
        <table:table-row table:style-name="ro1">
          <table:table-cell table:number-columns-repeated="4"/>
          <table:table-cell office:value-type="float" office:value="209.05">
            <text:p>209.05</text:p>
          </table:table-cell>
          <table:table-cell office:value-type="float" office:value="240.71">
            <text:p>240.71</text:p>
          </table:table-cell>
          <table:table-cell/>
          <table:table-cell office:value-type="float" office:value="2928.79">
            <text:p>2928.79</text:p>
          </table:table-cell>
          <table:table-cell office:value-type="float" office:value="234.13">
            <text:p>234.13</text:p>
          </table:table-cell>
        </table:table-row>
        <table:table-row table:style-name="ro1">
          <table:table-cell table:number-columns-repeated="4"/>
          <table:table-cell office:value-type="float" office:value="290.75">
            <text:p>290.75</text:p>
          </table:table-cell>
          <table:table-cell office:value-type="float" office:value="262.56">
            <text:p>262.56</text:p>
          </table:table-cell>
          <table:table-cell/>
          <table:table-cell office:value-type="float" office:value="2932.33">
            <text:p>2932.33</text:p>
          </table:table-cell>
          <table:table-cell office:value-type="float" office:value="237.07">
            <text:p>237.07</text:p>
          </table:table-cell>
        </table:table-row>
        <table:table-row table:style-name="ro1">
          <table:table-cell table:number-columns-repeated="4"/>
          <table:table-cell office:value-type="float" office:value="265.37">
            <text:p>265.37</text:p>
          </table:table-cell>
          <table:table-cell office:value-type="float" office:value="265.18">
            <text:p>265.18</text:p>
          </table:table-cell>
          <table:table-cell/>
          <table:table-cell office:value-type="float" office:value="2934.96">
            <text:p>2934.96</text:p>
          </table:table-cell>
          <table:table-cell office:value-type="float" office:value="236.61">
            <text:p>236.61</text:p>
          </table:table-cell>
        </table:table-row>
        <table:table-row table:style-name="ro1">
          <table:table-cell table:number-columns-repeated="4"/>
          <table:table-cell office:value-type="float" office:value="223.09">
            <text:p>223.09</text:p>
          </table:table-cell>
          <table:table-cell office:value-type="float" office:value="273.93">
            <text:p>273.93</text:p>
          </table:table-cell>
          <table:table-cell/>
          <table:table-cell office:value-type="float" office:value="2952.82">
            <text:p>2952.82</text:p>
          </table:table-cell>
          <table:table-cell office:value-type="float" office:value="238.09">
            <text:p>238.09</text:p>
          </table:table-cell>
        </table:table-row>
        <table:table-row table:style-name="ro1">
          <table:table-cell table:number-columns-repeated="4"/>
          <table:table-cell office:value-type="float" office:value="274.26">
            <text:p>274.26</text:p>
          </table:table-cell>
          <table:table-cell office:value-type="float" office:value="279.81">
            <text:p>279.81</text:p>
          </table:table-cell>
          <table:table-cell/>
          <table:table-cell office:value-type="float" office:value="2976.88">
            <text:p>2976.88</text:p>
          </table:table-cell>
          <table:table-cell office:value-type="float" office:value="238.63">
            <text:p>238.63</text:p>
          </table:table-cell>
        </table:table-row>
        <table:table-row table:style-name="ro1">
          <table:table-cell table:number-columns-repeated="4"/>
          <table:table-cell office:value-type="float" office:value="158.6">
            <text:p>158.6</text:p>
          </table:table-cell>
          <table:table-cell office:value-type="float" office:value="182.3">
            <text:p>182.3</text:p>
          </table:table-cell>
          <table:table-cell/>
          <table:table-cell office:value-type="float" office:value="2758.07">
            <text:p>2758.07</text:p>
          </table:table-cell>
          <table:table-cell office:value-type="float" office:value="212.48">
            <text:p>212.48</text:p>
          </table:table-cell>
        </table:table-row>
        <table:table-row table:style-name="ro1">
          <table:table-cell table:number-columns-repeated="4"/>
          <table:table-cell office:value-type="float" office:value="212.61">
            <text:p>212.61</text:p>
          </table:table-cell>
          <table:table-cell office:value-type="float" office:value="183.15">
            <text:p>183.15</text:p>
          </table:table-cell>
          <table:table-cell/>
          <table:table-cell office:value-type="float" office:value="2815.31">
            <text:p>2815.31</text:p>
          </table:table-cell>
          <table:table-cell office:value-type="float" office:value="215.62">
            <text:p>215.62</text:p>
          </table:table-cell>
        </table:table-row>
        <table:table-row table:style-name="ro1">
          <table:table-cell table:number-columns-repeated="4"/>
          <table:table-cell office:value-type="float" office:value="257.22">
            <text:p>257.22</text:p>
          </table:table-cell>
          <table:table-cell office:value-type="float" office:value="207.74">
            <text:p>207.74</text:p>
          </table:table-cell>
          <table:table-cell/>
          <table:table-cell office:value-type="float" office:value="2841.17">
            <text:p>2841.17</text:p>
          </table:table-cell>
          <table:table-cell office:value-type="float" office:value="218.1">
            <text:p>218.1</text:p>
          </table:table-cell>
        </table:table-row>
        <table:table-row table:style-name="ro1">
          <table:table-cell table:number-columns-repeated="4"/>
          <table:table-cell office:value-type="float" office:value="256.16">
            <text:p>256.16</text:p>
          </table:table-cell>
          <table:table-cell office:value-type="float" office:value="250.28">
            <text:p>250.28</text:p>
          </table:table-cell>
          <table:table-cell/>
          <table:table-cell office:value-type="float" office:value="2851.58">
            <text:p>2851.58</text:p>
          </table:table-cell>
          <table:table-cell office:value-type="float" office:value="219.6">
            <text:p>219.6</text:p>
          </table:table-cell>
        </table:table-row>
        <table:table-row table:style-name="ro1">
          <table:table-cell table:number-columns-repeated="4"/>
          <table:table-cell office:value-type="float" office:value="279.43">
            <text:p>279.43</text:p>
          </table:table-cell>
          <table:table-cell office:value-type="float" office:value="271.12">
            <text:p>271.12</text:p>
          </table:table-cell>
          <table:table-cell/>
          <table:table-cell office:value-type="float" office:value="2862.02">
            <text:p>2862.02</text:p>
          </table:table-cell>
          <table:table-cell office:value-type="float" office:value="231.91">
            <text:p>231.91</text:p>
          </table:table-cell>
        </table:table-row>
        <table:table-row table:style-name="ro1">
          <table:table-cell table:number-columns-repeated="4"/>
          <table:table-cell office:value-type="float" office:value="268.98">
            <text:p>268.98</text:p>
          </table:table-cell>
          <table:table-cell office:value-type="float" office:value="280.76">
            <text:p>280.76</text:p>
          </table:table-cell>
          <table:table-cell/>
          <table:table-cell office:value-type="float" office:value="2857.16">
            <text:p>2857.16</text:p>
          </table:table-cell>
          <table:table-cell office:value-type="float" office:value="234.77">
            <text:p>234.77</text:p>
          </table:table-cell>
        </table:table-row>
        <table:table-row table:style-name="ro1">
          <table:table-cell table:number-columns-repeated="4"/>
          <table:table-cell office:value-type="float" office:value="364.45">
            <text:p>364.45</text:p>
          </table:table-cell>
          <table:table-cell office:value-type="float" office:value="282.39">
            <text:p>282.39</text:p>
          </table:table-cell>
          <table:table-cell/>
          <table:table-cell office:value-type="float" office:value="2883.41">
            <text:p>2883.41</text:p>
          </table:table-cell>
          <table:table-cell office:value-type="float" office:value="234.12">
            <text:p>234.12</text:p>
          </table:table-cell>
        </table:table-row>
        <table:table-row table:style-name="ro1">
          <table:table-cell table:number-columns-repeated="4"/>
          <table:table-cell office:value-type="float" office:value="304.09">
            <text:p>304.09</text:p>
          </table:table-cell>
          <table:table-cell office:value-type="float" office:value="297.18">
            <text:p>297.18</text:p>
          </table:table-cell>
          <table:table-cell/>
          <table:table-cell office:value-type="float" office:value="2963.75">
            <text:p>2963.75</text:p>
          </table:table-cell>
          <table:table-cell office:value-type="float" office:value="243.11">
            <text:p>243.11</text:p>
          </table:table-cell>
        </table:table-row>
        <table:table-row table:style-name="ro1">
          <table:table-cell table:number-columns-repeated="4"/>
          <table:table-cell office:value-type="float" office:value="296.76">
            <text:p>296.76</text:p>
          </table:table-cell>
          <table:table-cell office:value-type="float" office:value="308.4">
            <text:p>308.4</text:p>
          </table:table-cell>
          <table:table-cell/>
          <table:table-cell office:value-type="float" office:value="2996.11">
            <text:p>2996.11</text:p>
          </table:table-cell>
          <table:table-cell office:value-type="float" office:value="246.1">
            <text:p>246.1</text:p>
          </table:table-cell>
        </table:table-row>
        <table:table-row table:style-name="ro1">
          <table:table-cell table:number-columns-repeated="4"/>
          <table:table-cell office:value-type="float" office:value="307.49">
            <text:p>307.49</text:p>
          </table:table-cell>
          <table:table-cell office:value-type="float" office:value="309.87">
            <text:p>309.87</text:p>
          </table:table-cell>
          <table:table-cell/>
          <table:table-cell office:value-type="float" office:value="3032.04">
            <text:p>3032.04</text:p>
          </table:table-cell>
          <table:table-cell office:value-type="float" office:value="248.04">
            <text:p>248.04</text:p>
          </table:table-cell>
        </table:table-row>
        <table:table-row table:style-name="ro1">
          <table:table-cell table:number-columns-repeated="4"/>
          <table:table-cell office:value-type="float" office:value="50.72">
            <text:p>50.72</text:p>
          </table:table-cell>
          <table:table-cell office:value-type="float" office:value="169.92">
            <text:p>169.92</text:p>
          </table:table-cell>
          <table:table-cell/>
          <table:table-cell office:value-type="float" office:value="1833.28">
            <text:p>1833.28</text:p>
          </table:table-cell>
          <table:table-cell office:value-type="float" office:value="228.3">
            <text:p>228.3</text:p>
          </table:table-cell>
        </table:table-row>
        <table:table-row table:style-name="ro1">
          <table:table-cell table:number-columns-repeated="4"/>
          <table:table-cell office:value-type="float" office:value="137.33">
            <text:p>137.33</text:p>
          </table:table-cell>
          <table:table-cell office:value-type="float" office:value="183.54">
            <text:p>183.54</text:p>
          </table:table-cell>
          <table:table-cell/>
          <table:table-cell office:value-type="float" office:value="2510.31">
            <text:p>2510.31</text:p>
          </table:table-cell>
          <table:table-cell office:value-type="float" office:value="222.99">
            <text:p>222.99</text:p>
          </table:table-cell>
        </table:table-row>
        <table:table-row table:style-name="ro1">
          <table:table-cell table:number-columns-repeated="4"/>
          <table:table-cell office:value-type="float" office:value="137.06">
            <text:p>137.06</text:p>
          </table:table-cell>
          <table:table-cell office:value-type="float" office:value="188.96">
            <text:p>188.96</text:p>
          </table:table-cell>
          <table:table-cell/>
          <table:table-cell office:value-type="float" office:value="2652.87">
            <text:p>2652.87</text:p>
          </table:table-cell>
          <table:table-cell office:value-type="float" office:value="226.96">
            <text:p>226.96</text:p>
          </table:table-cell>
        </table:table-row>
        <table:table-row table:style-name="ro1">
          <table:table-cell table:number-columns-repeated="4"/>
          <table:table-cell office:value-type="float" office:value="128.13">
            <text:p>128.13</text:p>
          </table:table-cell>
          <table:table-cell office:value-type="float" office:value="198.68">
            <text:p>198.68</text:p>
          </table:table-cell>
          <table:table-cell/>
          <table:table-cell office:value-type="float" office:value="2841.06">
            <text:p>2841.06</text:p>
          </table:table-cell>
          <table:table-cell office:value-type="float" office:value="230.86">
            <text:p>230.86</text:p>
          </table:table-cell>
        </table:table-row>
        <table:table-row table:style-name="ro1">
          <table:table-cell table:number-columns-repeated="4"/>
          <table:table-cell office:value-type="float" office:value="121.81">
            <text:p>121.81</text:p>
          </table:table-cell>
          <table:table-cell office:value-type="float" office:value="202.19">
            <text:p>202.19</text:p>
          </table:table-cell>
          <table:table-cell/>
          <table:table-cell office:value-type="float" office:value="3021.76">
            <text:p>3021.76</text:p>
          </table:table-cell>
          <table:table-cell office:value-type="float" office:value="230.37">
            <text:p>230.37</text:p>
          </table:table-cell>
        </table:table-row>
        <table:table-row table:style-name="ro1">
          <table:table-cell table:number-columns-repeated="4"/>
          <table:table-cell office:value-type="float" office:value="97.79">
            <text:p>97.79</text:p>
          </table:table-cell>
          <table:table-cell office:value-type="float" office:value="216.06">
            <text:p>216.06</text:p>
          </table:table-cell>
          <table:table-cell/>
          <table:table-cell office:value-type="float" office:value="3400.75">
            <text:p>3400.75</text:p>
          </table:table-cell>
          <table:table-cell office:value-type="float" office:value="232.57">
            <text:p>232.57</text:p>
          </table:table-cell>
        </table:table-row>
        <table:table-row table:style-name="ro1">
          <table:table-cell table:number-columns-repeated="4"/>
          <table:table-cell office:value-type="float" office:value="182.15">
            <text:p>182.15</text:p>
          </table:table-cell>
          <table:table-cell office:value-type="float" office:value="217.66">
            <text:p>217.66</text:p>
          </table:table-cell>
          <table:table-cell/>
          <table:table-cell office:value-type="float" office:value="3454.04">
            <text:p>3454.04</text:p>
          </table:table-cell>
          <table:table-cell office:value-type="float" office:value="238.59">
            <text:p>238.59</text:p>
          </table:table-cell>
        </table:table-row>
        <table:table-row table:style-name="ro1">
          <table:table-cell table:number-columns-repeated="4"/>
          <table:table-cell office:value-type="float" office:value="151.31">
            <text:p>151.31</text:p>
          </table:table-cell>
          <table:table-cell office:value-type="float" office:value="225.98">
            <text:p>225.98</text:p>
          </table:table-cell>
          <table:table-cell/>
          <table:table-cell office:value-type="float" office:value="3564.04">
            <text:p>3564.04</text:p>
          </table:table-cell>
          <table:table-cell office:value-type="float" office:value="239.71">
            <text:p>239.71</text:p>
          </table:table-cell>
        </table:table-row>
        <table:table-row table:style-name="ro1">
          <table:table-cell table:number-columns-repeated="4"/>
          <table:table-cell office:value-type="float" office:value="140.37">
            <text:p>140.37</text:p>
          </table:table-cell>
          <table:table-cell office:value-type="float" office:value="228.4">
            <text:p>228.4</text:p>
          </table:table-cell>
          <table:table-cell/>
          <table:table-cell office:value-type="float" office:value="3583.84">
            <text:p>3583.84</text:p>
          </table:table-cell>
          <table:table-cell office:value-type="float" office:value="241.5">
            <text:p>241.5</text:p>
          </table:table-cell>
        </table:table-row>
        <table:table-row table:style-name="ro1">
          <table:table-cell table:number-columns-repeated="4"/>
          <table:table-cell office:value-type="float" office:value="142.58">
            <text:p>142.58</text:p>
          </table:table-cell>
          <table:table-cell office:value-type="float" office:value="234.92">
            <text:p>234.92</text:p>
          </table:table-cell>
          <table:table-cell/>
          <table:table-cell office:value-type="float" office:value="3598.23">
            <text:p>3598.23</text:p>
          </table:table-cell>
          <table:table-cell office:value-type="float" office:value="241.22">
            <text:p>241.22</text:p>
          </table:table-cell>
        </table:table-row>
        <table:table-row table:style-name="ro1">
          <table:table-cell table:number-columns-repeated="4"/>
          <table:table-cell office:value-type="float" office:value="115.27">
            <text:p>115.27</text:p>
          </table:table-cell>
          <table:table-cell office:value-type="float" office:value="113.2">
            <text:p>113.2</text:p>
          </table:table-cell>
          <table:table-cell/>
          <table:table-cell office:value-type="float" office:value="1959.52">
            <text:p>1959.52</text:p>
          </table:table-cell>
          <table:table-cell office:value-type="float" office:value="217.91">
            <text:p>217.91</text:p>
          </table:table-cell>
        </table:table-row>
        <table:table-row table:style-name="ro1">
          <table:table-cell table:number-columns-repeated="4"/>
          <table:table-cell office:value-type="float" office:value="131.28">
            <text:p>131.28</text:p>
          </table:table-cell>
          <table:table-cell office:value-type="float" office:value="149.03">
            <text:p>149.03</text:p>
          </table:table-cell>
          <table:table-cell/>
          <table:table-cell office:value-type="float" office:value="1992.91">
            <text:p>1992.91</text:p>
          </table:table-cell>
          <table:table-cell office:value-type="float" office:value="217.18">
            <text:p>217.18</text:p>
          </table:table-cell>
        </table:table-row>
        <table:table-row table:style-name="ro1">
          <table:table-cell table:number-columns-repeated="4"/>
          <table:table-cell office:value-type="float" office:value="115.15">
            <text:p>115.15</text:p>
          </table:table-cell>
          <table:table-cell office:value-type="float" office:value="164.97">
            <text:p>164.97</text:p>
          </table:table-cell>
          <table:table-cell/>
          <table:table-cell office:value-type="float" office:value="2849.03">
            <text:p>2849.03</text:p>
          </table:table-cell>
          <table:table-cell office:value-type="float" office:value="220.69">
            <text:p>220.69</text:p>
          </table:table-cell>
        </table:table-row>
        <table:table-row table:style-name="ro1">
          <table:table-cell table:number-columns-repeated="4"/>
          <table:table-cell office:value-type="float" office:value="89.7">
            <text:p>89.7</text:p>
          </table:table-cell>
          <table:table-cell office:value-type="float" office:value="168.85">
            <text:p>168.85</text:p>
          </table:table-cell>
          <table:table-cell/>
          <table:table-cell office:value-type="float" office:value="2939.26">
            <text:p>2939.26</text:p>
          </table:table-cell>
          <table:table-cell office:value-type="float" office:value="220.63">
            <text:p>220.63</text:p>
          </table:table-cell>
        </table:table-row>
        <table:table-row table:style-name="ro1">
          <table:table-cell table:number-columns-repeated="4"/>
          <table:table-cell office:value-type="float" office:value="108.81">
            <text:p>108.81</text:p>
          </table:table-cell>
          <table:table-cell office:value-type="float" office:value="208.09">
            <text:p>208.09</text:p>
          </table:table-cell>
          <table:table-cell/>
          <table:table-cell office:value-type="float" office:value="3023.27">
            <text:p>3023.27</text:p>
          </table:table-cell>
          <table:table-cell office:value-type="float" office:value="222.48">
            <text:p>222.48</text:p>
          </table:table-cell>
        </table:table-row>
        <table:table-row table:style-name="ro1">
          <table:table-cell table:number-columns-repeated="4"/>
          <table:table-cell office:value-type="float" office:value="142.17">
            <text:p>142.17</text:p>
          </table:table-cell>
          <table:table-cell office:value-type="float" office:value="216.03">
            <text:p>216.03</text:p>
          </table:table-cell>
          <table:table-cell/>
          <table:table-cell office:value-type="float" office:value="3026.24">
            <text:p>3026.24</text:p>
          </table:table-cell>
          <table:table-cell office:value-type="float" office:value="221.8">
            <text:p>221.8</text:p>
          </table:table-cell>
        </table:table-row>
        <table:table-row table:style-name="ro1">
          <table:table-cell table:number-columns-repeated="4"/>
          <table:table-cell office:value-type="float" office:value="138.36">
            <text:p>138.36</text:p>
          </table:table-cell>
          <table:table-cell office:value-type="float" office:value="233.7">
            <text:p>233.7</text:p>
          </table:table-cell>
          <table:table-cell/>
          <table:table-cell office:value-type="float" office:value="3150.93">
            <text:p>3150.93</text:p>
          </table:table-cell>
          <table:table-cell office:value-type="float" office:value="223.78">
            <text:p>223.78</text:p>
          </table:table-cell>
        </table:table-row>
        <table:table-row table:style-name="ro1">
          <table:table-cell table:number-columns-repeated="4"/>
          <table:table-cell office:value-type="float" office:value="127.08">
            <text:p>127.08</text:p>
          </table:table-cell>
          <table:table-cell office:value-type="float" office:value="240.97">
            <text:p>240.97</text:p>
          </table:table-cell>
          <table:table-cell/>
          <table:table-cell office:value-type="float" office:value="3159.04">
            <text:p>3159.04</text:p>
          </table:table-cell>
          <table:table-cell office:value-type="float" office:value="224.34">
            <text:p>224.34</text:p>
          </table:table-cell>
        </table:table-row>
        <table:table-row table:style-name="ro1">
          <table:table-cell table:number-columns-repeated="4"/>
          <table:table-cell office:value-type="float" office:value="110.78">
            <text:p>110.78</text:p>
          </table:table-cell>
          <table:table-cell office:value-type="float" office:value="263.48">
            <text:p>263.48</text:p>
          </table:table-cell>
          <table:table-cell/>
          <table:table-cell office:value-type="float" office:value="3178.15">
            <text:p>3178.15</text:p>
          </table:table-cell>
          <table:table-cell office:value-type="float" office:value="223.84">
            <text:p>223.84</text:p>
          </table:table-cell>
        </table:table-row>
        <table:table-row table:style-name="ro1">
          <table:table-cell table:number-columns-repeated="4"/>
          <table:table-cell office:value-type="float" office:value="121.35">
            <text:p>121.35</text:p>
          </table:table-cell>
          <table:table-cell office:value-type="float" office:value="263.69">
            <text:p>263.69</text:p>
          </table:table-cell>
          <table:table-cell/>
          <table:table-cell office:value-type="float" office:value="3186.14">
            <text:p>3186.14</text:p>
          </table:table-cell>
          <table:table-cell office:value-type="float" office:value="224.94">
            <text:p>224.94</text:p>
          </table:table-cell>
        </table:table-row>
        <table:table-row table:style-name="ro1">
          <table:table-cell table:number-columns-repeated="4"/>
          <table:table-cell office:value-type="float" office:value="37.08">
            <text:p>37.08</text:p>
          </table:table-cell>
          <table:table-cell office:value-type="float" office:value="110.5">
            <text:p>110.5</text:p>
          </table:table-cell>
          <table:table-cell/>
          <table:table-cell office:value-type="float" office:value="2414.93">
            <text:p>2414.93</text:p>
          </table:table-cell>
          <table:table-cell office:value-type="float" office:value="42.38">
            <text:p>42.38</text:p>
          </table:table-cell>
        </table:table-row>
        <table:table-row table:style-name="ro1">
          <table:table-cell table:number-columns-repeated="4"/>
          <table:table-cell office:value-type="float" office:value="184.32">
            <text:p>184.32</text:p>
          </table:table-cell>
          <table:table-cell office:value-type="float" office:value="115.42">
            <text:p>115.42</text:p>
          </table:table-cell>
          <table:table-cell/>
          <table:table-cell office:value-type="float" office:value="2892.01">
            <text:p>2892.01</text:p>
          </table:table-cell>
          <table:table-cell office:value-type="float" office:value="214.26">
            <text:p>214.26</text:p>
          </table:table-cell>
        </table:table-row>
        <table:table-row table:style-name="ro1">
          <table:table-cell table:number-columns-repeated="4"/>
          <table:table-cell office:value-type="float" office:value="181.02">
            <text:p>181.02</text:p>
          </table:table-cell>
          <table:table-cell office:value-type="float" office:value="166.29">
            <text:p>166.29</text:p>
          </table:table-cell>
          <table:table-cell/>
          <table:table-cell office:value-type="float" office:value="2917.83">
            <text:p>2917.83</text:p>
          </table:table-cell>
          <table:table-cell office:value-type="float" office:value="215.44">
            <text:p>215.44</text:p>
          </table:table-cell>
        </table:table-row>
        <table:table-row table:style-name="ro1">
          <table:table-cell table:number-columns-repeated="4"/>
          <table:table-cell office:value-type="float" office:value="132.34">
            <text:p>132.34</text:p>
          </table:table-cell>
          <table:table-cell office:value-type="float" office:value="192.49">
            <text:p>192.49</text:p>
          </table:table-cell>
          <table:table-cell/>
          <table:table-cell office:value-type="float" office:value="2925.31">
            <text:p>2925.31</text:p>
          </table:table-cell>
          <table:table-cell office:value-type="float" office:value="215.75">
            <text:p>215.75</text:p>
          </table:table-cell>
        </table:table-row>
        <table:table-row table:style-name="ro1">
          <table:table-cell table:number-columns-repeated="4"/>
          <table:table-cell office:value-type="float" office:value="127.96">
            <text:p>127.96</text:p>
          </table:table-cell>
          <table:table-cell office:value-type="float" office:value="192.71">
            <text:p>192.71</text:p>
          </table:table-cell>
          <table:table-cell/>
          <table:table-cell office:value-type="float" office:value="2931.54">
            <text:p>2931.54</text:p>
          </table:table-cell>
          <table:table-cell office:value-type="float" office:value="218.83">
            <text:p>218.83</text:p>
          </table:table-cell>
        </table:table-row>
        <table:table-row table:style-name="ro1">
          <table:table-cell table:number-columns-repeated="4"/>
          <table:table-cell office:value-type="float" office:value="99.65">
            <text:p>99.65</text:p>
          </table:table-cell>
          <table:table-cell office:value-type="float" office:value="220.96">
            <text:p>220.96</text:p>
          </table:table-cell>
          <table:table-cell/>
          <table:table-cell office:value-type="float" office:value="2964.52">
            <text:p>2964.52</text:p>
          </table:table-cell>
          <table:table-cell office:value-type="float" office:value="219.54">
            <text:p>219.54</text:p>
          </table:table-cell>
        </table:table-row>
        <table:table-row table:style-name="ro1">
          <table:table-cell table:number-columns-repeated="4"/>
          <table:table-cell office:value-type="float" office:value="163.16">
            <text:p>163.16</text:p>
          </table:table-cell>
          <table:table-cell office:value-type="float" office:value="228.68">
            <text:p>228.68</text:p>
          </table:table-cell>
          <table:table-cell/>
          <table:table-cell office:value-type="float" office:value="2978.23">
            <text:p>2978.23</text:p>
          </table:table-cell>
          <table:table-cell office:value-type="float" office:value="221.44">
            <text:p>221.44</text:p>
          </table:table-cell>
        </table:table-row>
        <table:table-row table:style-name="ro1">
          <table:table-cell table:number-columns-repeated="4"/>
          <table:table-cell office:value-type="float" office:value="207.47">
            <text:p>207.47</text:p>
          </table:table-cell>
          <table:table-cell office:value-type="float" office:value="240.19">
            <text:p>240.19</text:p>
          </table:table-cell>
          <table:table-cell/>
          <table:table-cell office:value-type="float" office:value="2995.34">
            <text:p>2995.34</text:p>
          </table:table-cell>
          <table:table-cell office:value-type="float" office:value="230.97">
            <text:p>230.97</text:p>
          </table:table-cell>
        </table:table-row>
        <table:table-row table:style-name="ro1">
          <table:table-cell table:number-columns-repeated="4"/>
          <table:table-cell office:value-type="float" office:value="143.39">
            <text:p>143.39</text:p>
          </table:table-cell>
          <table:table-cell office:value-type="float" office:value="245.53">
            <text:p>245.53</text:p>
          </table:table-cell>
          <table:table-cell/>
          <table:table-cell office:value-type="float" office:value="3003.83">
            <text:p>3003.83</text:p>
          </table:table-cell>
          <table:table-cell office:value-type="float" office:value="235.03">
            <text:p>235.03</text:p>
          </table:table-cell>
        </table:table-row>
        <table:table-row table:style-name="ro1">
          <table:table-cell table:number-columns-repeated="4"/>
          <table:table-cell office:value-type="float" office:value="148.45">
            <text:p>148.45</text:p>
          </table:table-cell>
          <table:table-cell office:value-type="float" office:value="248.27">
            <text:p>248.27</text:p>
          </table:table-cell>
          <table:table-cell/>
          <table:table-cell office:value-type="float" office:value="3053.73">
            <text:p>3053.73</text:p>
          </table:table-cell>
          <table:table-cell office:value-type="float" office:value="244.68">
            <text:p>244.68</text:p>
          </table:table-cell>
        </table:table-row>
        <table:table-row table:style-name="ro1">
          <table:table-cell table:number-columns-repeated="4"/>
          <table:table-cell office:value-type="float" office:value="35.23">
            <text:p>35.23</text:p>
          </table:table-cell>
          <table:table-cell office:value-type="float" office:value="129.71">
            <text:p>129.71</text:p>
          </table:table-cell>
          <table:table-cell/>
          <table:table-cell office:value-type="float" office:value="1014.16">
            <text:p>1014.16</text:p>
          </table:table-cell>
          <table:table-cell office:value-type="float" office:value="216.63">
            <text:p>216.63</text:p>
          </table:table-cell>
        </table:table-row>
        <table:table-row table:style-name="ro1">
          <table:table-cell table:number-columns-repeated="4"/>
          <table:table-cell office:value-type="float" office:value="50.3">
            <text:p>50.3</text:p>
          </table:table-cell>
          <table:table-cell office:value-type="float" office:value="140.3">
            <text:p>140.3</text:p>
          </table:table-cell>
          <table:table-cell/>
          <table:table-cell office:value-type="float" office:value="1397.14">
            <text:p>1397.14</text:p>
          </table:table-cell>
          <table:table-cell office:value-type="float" office:value="218.02">
            <text:p>218.02</text:p>
          </table:table-cell>
        </table:table-row>
        <table:table-row table:style-name="ro1">
          <table:table-cell table:number-columns-repeated="4"/>
          <table:table-cell office:value-type="float" office:value="148.22">
            <text:p>148.22</text:p>
          </table:table-cell>
          <table:table-cell office:value-type="float" office:value="164.8">
            <text:p>164.8</text:p>
          </table:table-cell>
          <table:table-cell/>
          <table:table-cell office:value-type="float" office:value="2700.73">
            <text:p>2700.73</text:p>
          </table:table-cell>
          <table:table-cell office:value-type="float" office:value="217.33">
            <text:p>217.33</text:p>
          </table:table-cell>
        </table:table-row>
        <table:table-row table:style-name="ro1">
          <table:table-cell table:number-columns-repeated="4"/>
          <table:table-cell office:value-type="float" office:value="175.48">
            <text:p>175.48</text:p>
          </table:table-cell>
          <table:table-cell office:value-type="float" office:value="190.08">
            <text:p>190.08</text:p>
          </table:table-cell>
          <table:table-cell/>
          <table:table-cell office:value-type="float" office:value="2741.79">
            <text:p>2741.79</text:p>
          </table:table-cell>
          <table:table-cell office:value-type="float" office:value="219.59">
            <text:p>219.59</text:p>
          </table:table-cell>
        </table:table-row>
        <table:table-row table:style-name="ro1">
          <table:table-cell table:number-columns-repeated="4"/>
          <table:table-cell office:value-type="float" office:value="97.56">
            <text:p>97.56</text:p>
          </table:table-cell>
          <table:table-cell office:value-type="float" office:value="211.85">
            <text:p>211.85</text:p>
          </table:table-cell>
          <table:table-cell/>
          <table:table-cell office:value-type="float" office:value="2773.81">
            <text:p>2773.81</text:p>
          </table:table-cell>
          <table:table-cell office:value-type="float" office:value="220.83">
            <text:p>220.83</text:p>
          </table:table-cell>
        </table:table-row>
        <table:table-row table:style-name="ro1">
          <table:table-cell table:number-columns-repeated="4"/>
          <table:table-cell office:value-type="float" office:value="157.04">
            <text:p>157.04</text:p>
          </table:table-cell>
          <table:table-cell office:value-type="float" office:value="220.16">
            <text:p>220.16</text:p>
          </table:table-cell>
          <table:table-cell/>
          <table:table-cell office:value-type="float" office:value="2773.81">
            <text:p>2773.81</text:p>
          </table:table-cell>
          <table:table-cell office:value-type="float" office:value="226.56">
            <text:p>226.56</text:p>
          </table:table-cell>
        </table:table-row>
        <table:table-row table:style-name="ro1">
          <table:table-cell table:number-columns-repeated="4"/>
          <table:table-cell office:value-type="float" office:value="141">
            <text:p>141</text:p>
          </table:table-cell>
          <table:table-cell office:value-type="float" office:value="231.48">
            <text:p>231.48</text:p>
          </table:table-cell>
          <table:table-cell/>
          <table:table-cell office:value-type="float" office:value="2773.91">
            <text:p>2773.91</text:p>
          </table:table-cell>
          <table:table-cell office:value-type="float" office:value="231.21">
            <text:p>231.21</text:p>
          </table:table-cell>
        </table:table-row>
        <table:table-row table:style-name="ro1">
          <table:table-cell table:number-columns-repeated="4"/>
          <table:table-cell office:value-type="float" office:value="158.32">
            <text:p>158.32</text:p>
          </table:table-cell>
          <table:table-cell office:value-type="float" office:value="246.98">
            <text:p>246.98</text:p>
          </table:table-cell>
          <table:table-cell/>
          <table:table-cell office:value-type="float" office:value="2784.14">
            <text:p>2784.14</text:p>
          </table:table-cell>
          <table:table-cell office:value-type="float" office:value="234.04">
            <text:p>234.04</text:p>
          </table:table-cell>
        </table:table-row>
        <table:table-row table:style-name="ro1">
          <table:table-cell table:number-columns-repeated="4"/>
          <table:table-cell office:value-type="float" office:value="140.34">
            <text:p>140.34</text:p>
          </table:table-cell>
          <table:table-cell office:value-type="float" office:value="246.2">
            <text:p>246.2</text:p>
          </table:table-cell>
          <table:table-cell/>
          <table:table-cell office:value-type="float" office:value="2780.98">
            <text:p>2780.98</text:p>
          </table:table-cell>
          <table:table-cell office:value-type="float" office:value="242.92">
            <text:p>242.92</text:p>
          </table:table-cell>
        </table:table-row>
        <table:table-row table:style-name="ro1">
          <table:table-cell table:number-columns-repeated="4"/>
          <table:table-cell office:value-type="float" office:value="151.16">
            <text:p>151.16</text:p>
          </table:table-cell>
          <table:table-cell office:value-type="float" office:value="255.93">
            <text:p>255.93</text:p>
          </table:table-cell>
          <table:table-cell/>
          <table:table-cell office:value-type="float" office:value="2782.03">
            <text:p>2782.03</text:p>
          </table:table-cell>
          <table:table-cell office:value-type="float" office:value="243.41">
            <text:p>243.41</text:p>
          </table:table-cell>
        </table:table-row>
        <table:table-row table:style-name="ro1">
          <table:table-cell table:number-columns-repeated="4"/>
          <table:table-cell office:value-type="float" office:value="25.61">
            <text:p>25.61</text:p>
          </table:table-cell>
          <table:table-cell office:value-type="float" office:value="674.01">
            <text:p>674.01</text:p>
          </table:table-cell>
          <table:table-cell/>
          <table:table-cell office:value-type="float" office:value="2374.72">
            <text:p>2374.72</text:p>
          </table:table-cell>
          <table:table-cell office:value-type="float" office:value="20.13">
            <text:p>20.13</text:p>
          </table:table-cell>
        </table:table-row>
        <table:table-row table:style-name="ro1">
          <table:table-cell table:number-columns-repeated="4"/>
          <table:table-cell office:value-type="float" office:value="25.36">
            <text:p>25.36</text:p>
          </table:table-cell>
          <table:table-cell office:value-type="float" office:value="689.54">
            <text:p>689.54</text:p>
          </table:table-cell>
          <table:table-cell/>
          <table:table-cell office:value-type="float" office:value="2375.49">
            <text:p>2375.49</text:p>
          </table:table-cell>
          <table:table-cell office:value-type="float" office:value="37.63">
            <text:p>37.63</text:p>
          </table:table-cell>
        </table:table-row>
        <table:table-row table:style-name="ro1">
          <table:table-cell table:number-columns-repeated="4"/>
          <table:table-cell office:value-type="float" office:value="107.44">
            <text:p>107.44</text:p>
          </table:table-cell>
          <table:table-cell office:value-type="float" office:value="813.28">
            <text:p>813.28</text:p>
          </table:table-cell>
          <table:table-cell/>
          <table:table-cell office:value-type="float" office:value="2417.99">
            <text:p>2417.99</text:p>
          </table:table-cell>
          <table:table-cell office:value-type="float" office:value="42.56">
            <text:p>42.56</text:p>
          </table:table-cell>
        </table:table-row>
        <table:table-row table:style-name="ro1">
          <table:table-cell table:number-columns-repeated="4"/>
          <table:table-cell office:value-type="float" office:value="111.61">
            <text:p>111.61</text:p>
          </table:table-cell>
          <table:table-cell office:value-type="float" office:value="834.59">
            <text:p>834.59</text:p>
          </table:table-cell>
          <table:table-cell/>
          <table:table-cell office:value-type="float" office:value="2441.05">
            <text:p>2441.05</text:p>
          </table:table-cell>
          <table:table-cell office:value-type="float" office:value="51.49">
            <text:p>51.49</text:p>
          </table:table-cell>
        </table:table-row>
        <table:table-row table:style-name="ro1">
          <table:table-cell table:number-columns-repeated="4"/>
          <table:table-cell office:value-type="float" office:value="90.58">
            <text:p>90.58</text:p>
          </table:table-cell>
          <table:table-cell office:value-type="float" office:value="838.38">
            <text:p>838.38</text:p>
          </table:table-cell>
          <table:table-cell/>
          <table:table-cell office:value-type="float" office:value="2457.09">
            <text:p>2457.09</text:p>
          </table:table-cell>
          <table:table-cell office:value-type="float" office:value="222.44">
            <text:p>222.44</text:p>
          </table:table-cell>
        </table:table-row>
        <table:table-row table:style-name="ro1">
          <table:table-cell table:number-columns-repeated="4"/>
          <table:table-cell office:value-type="float" office:value="59.56">
            <text:p>59.56</text:p>
          </table:table-cell>
          <table:table-cell office:value-type="float" office:value="838.86">
            <text:p>838.86</text:p>
          </table:table-cell>
          <table:table-cell/>
          <table:table-cell office:value-type="float" office:value="2460.08">
            <text:p>2460.08</text:p>
          </table:table-cell>
          <table:table-cell office:value-type="float" office:value="218.83">
            <text:p>218.83</text:p>
          </table:table-cell>
        </table:table-row>
        <table:table-row table:style-name="ro1">
          <table:table-cell table:number-columns-repeated="4"/>
          <table:table-cell office:value-type="float" office:value="99.22">
            <text:p>99.22</text:p>
          </table:table-cell>
          <table:table-cell office:value-type="float" office:value="856.37">
            <text:p>856.37</text:p>
          </table:table-cell>
          <table:table-cell/>
          <table:table-cell office:value-type="float" office:value="2475.91">
            <text:p>2475.91</text:p>
          </table:table-cell>
          <table:table-cell office:value-type="float" office:value="235.95">
            <text:p>235.95</text:p>
          </table:table-cell>
        </table:table-row>
        <table:table-row table:style-name="ro1">
          <table:table-cell table:number-columns-repeated="4"/>
          <table:table-cell office:value-type="float" office:value="75.89">
            <text:p>75.89</text:p>
          </table:table-cell>
          <table:table-cell office:value-type="float" office:value="857.71">
            <text:p>857.71</text:p>
          </table:table-cell>
          <table:table-cell/>
          <table:table-cell office:value-type="float" office:value="2659.51">
            <text:p>2659.51</text:p>
          </table:table-cell>
          <table:table-cell office:value-type="float" office:value="247.31">
            <text:p>247.31</text:p>
          </table:table-cell>
        </table:table-row>
        <table:table-row table:style-name="ro1">
          <table:table-cell table:number-columns-repeated="4"/>
          <table:table-cell office:value-type="float" office:value="115.3">
            <text:p>115.3</text:p>
          </table:table-cell>
          <table:table-cell office:value-type="float" office:value="859.47">
            <text:p>859.47</text:p>
          </table:table-cell>
          <table:table-cell/>
          <table:table-cell office:value-type="float" office:value="2636.68">
            <text:p>2636.68</text:p>
          </table:table-cell>
          <table:table-cell office:value-type="float" office:value="253.37">
            <text:p>253.37</text:p>
          </table:table-cell>
        </table:table-row>
        <table:table-row table:style-name="ro1">
          <table:table-cell table:number-columns-repeated="4"/>
          <table:table-cell office:value-type="float" office:value="94.33">
            <text:p>94.33</text:p>
          </table:table-cell>
          <table:table-cell office:value-type="float" office:value="864.53">
            <text:p>864.53</text:p>
          </table:table-cell>
          <table:table-cell/>
          <table:table-cell office:value-type="float" office:value="2750.22">
            <text:p>2750.22</text:p>
          </table:table-cell>
          <table:table-cell office:value-type="float" office:value="252.66">
            <text:p>252.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2" number:min-integer-digits="1"/>
      <number:text> ms</number:text>
    </number:number-style>
    <number:number-style style:name="N121">
      <number:number number:decimal-places="2" number:min-integer-digits="1"/>
      <number:text>%</number:text>
    </number:number-style>
    <number:number-style style:name="N122">
      <number:number number:decimal-places="2" number:min-integer-digits="1"/>
      <number:text> kB</number:text>
    </number:number-style>
    <number:number-style style:name="N123">
      <number:number number:decimal-places="2" number:min-integer-digits="1" number:grouping="true"/>
      <number:text> kB</number:text>
    </number:number-style>
    <number:number-style style:name="N124">
      <number:number number:decimal-places="2" number:min-integer-digits="0" number:grouping="true"/>
      <number:text> ms</number:text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3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2-28T12:41:32</meta:creation-date>
    <meta:generator>LibreOffice/3.4$Unix LibreOffice_project/340m1$Build-502</meta:generator>
    <dc:date>2012-02-28T13:07:58</dc:date>
    <dc:creator>Martin Srom</dc:creator>
    <meta:editing-duration>PT26M26S</meta:editing-duration>
    <meta:editing-cycles>16</meta:editing-cycles>
    <meta:document-statistic meta:table-count="4" meta:cell-count="873" meta:object-count="0"/>
  </office:meta>
</office:document-meta>
</file>